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color="#000000"/>
    </style:style>
    <style:style style:name="ce8" style:family="table-cell" style:parent-style-name="Default">
      <style:text-properties fo:color="#000000" fo:font-weight="bold" style:font-weight-asian="bold" style:font-weight-complex="bold"/>
    </style:style>
    <style:style style:name="ce11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_1" table:style-name="ta1">
        <table:table-column table:style-name="co1" table:number-columns-repeated="1024" table:default-cell-style-name="ce9"/>
        <table:table-row table:style-name="ro1">
          <table:table-cell office:value-type="float" office:value="720" calcext:value-type="float">
            <text:p>7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14273741" calcext:value-type="float">
            <text:p>14273741</text:p>
          </table:table-cell>
          <table:table-cell office:value-type="float" office:value="19441496" calcext:value-type="float">
            <text:p>19441496</text:p>
          </table:table-cell>
          <table:table-cell office:value-type="float" office:value="19139407" calcext:value-type="float">
            <text:p>19139407</text:p>
          </table:table-cell>
          <table:table-cell office:value-type="float" office:value="7548168" calcext:value-type="float">
            <text:p>7548168</text:p>
          </table:table-cell>
          <table:table-cell office:value-type="float" office:value="6713731" calcext:value-type="float">
            <text:p>6713731</text:p>
          </table:table-cell>
          <table:table-cell office:value-type="float" office:value="3702978" calcext:value-type="float">
            <text:p>3702978</text:p>
          </table:table-cell>
          <table:table-cell office:value-type="float" office:value="3217725" calcext:value-type="float">
            <text:p>3217725</text:p>
          </table:table-cell>
          <table:table-cell office:value-type="float" office:value="2624055" calcext:value-type="float">
            <text:p>2624055</text:p>
          </table:table-cell>
          <table:table-cell office:value-type="float" office:value="2670338" calcext:value-type="float">
            <text:p>2670338</text:p>
          </table:table-cell>
          <table:table-cell office:value-type="float" office:value="4226106" calcext:value-type="float">
            <text:p>4226106</text:p>
          </table:table-cell>
          <table:table-cell office:value-type="float" office:value="2610402" calcext:value-type="float">
            <text:p>2610402</text:p>
          </table:table-cell>
          <table:table-cell table:number-columns-repeated="1013"/>
        </table:table-row>
        <table:table-row table:style-name="ro1">
          <table:table-cell office:value-type="float" office:value="14111061" calcext:value-type="float">
            <text:p>14111061</text:p>
          </table:table-cell>
          <table:table-cell office:value-type="float" office:value="19583613" calcext:value-type="float">
            <text:p>19583613</text:p>
          </table:table-cell>
          <table:table-cell office:value-type="float" office:value="19168267" calcext:value-type="float">
            <text:p>19168267</text:p>
          </table:table-cell>
          <table:table-cell office:value-type="float" office:value="7733611" calcext:value-type="float">
            <text:p>7733611</text:p>
          </table:table-cell>
          <table:table-cell office:value-type="float" office:value="6754896" calcext:value-type="float">
            <text:p>6754896</text:p>
          </table:table-cell>
          <table:table-cell office:value-type="float" office:value="3721710" calcext:value-type="float">
            <text:p>3721710</text:p>
          </table:table-cell>
          <table:table-cell office:value-type="float" office:value="3232962" calcext:value-type="float">
            <text:p>3232962</text:p>
          </table:table-cell>
          <table:table-cell office:value-type="float" office:value="2847005" calcext:value-type="float">
            <text:p>2847005</text:p>
          </table:table-cell>
          <table:table-cell office:value-type="float" office:value="2811103" calcext:value-type="float">
            <text:p>2811103</text:p>
          </table:table-cell>
          <table:table-cell office:value-type="float" office:value="5085579" calcext:value-type="float">
            <text:p>5085579</text:p>
          </table:table-cell>
          <table:table-cell office:value-type="float" office:value="3185992" calcext:value-type="float">
            <text:p>3185992</text:p>
          </table:table-cell>
          <table:table-cell table:number-columns-repeated="1013"/>
        </table:table-row>
        <table:table-row table:style-name="ro1">
          <table:table-cell office:value-type="float" office:value="14394829" calcext:value-type="float">
            <text:p>14394829</text:p>
          </table:table-cell>
          <table:table-cell office:value-type="float" office:value="19623183" calcext:value-type="float">
            <text:p>19623183</text:p>
          </table:table-cell>
          <table:table-cell office:value-type="float" office:value="19272814" calcext:value-type="float">
            <text:p>19272814</text:p>
          </table:table-cell>
          <table:table-cell office:value-type="float" office:value="7599692" calcext:value-type="float">
            <text:p>7599692</text:p>
          </table:table-cell>
          <table:table-cell office:value-type="float" office:value="6929740" calcext:value-type="float">
            <text:p>6929740</text:p>
          </table:table-cell>
          <table:table-cell office:value-type="float" office:value="3630819" calcext:value-type="float">
            <text:p>3630819</text:p>
          </table:table-cell>
          <table:table-cell office:value-type="float" office:value="3469574" calcext:value-type="float">
            <text:p>3469574</text:p>
          </table:table-cell>
          <table:table-cell office:value-type="float" office:value="2763054" calcext:value-type="float">
            <text:p>2763054</text:p>
          </table:table-cell>
          <table:table-cell office:value-type="float" office:value="2846292" calcext:value-type="float">
            <text:p>2846292</text:p>
          </table:table-cell>
          <table:table-cell office:value-type="float" office:value="5712775" calcext:value-type="float">
            <text:p>5712775</text:p>
          </table:table-cell>
          <table:table-cell office:value-type="float" office:value="3363015" calcext:value-type="float">
            <text:p>3363015</text:p>
          </table:table-cell>
          <table:table-cell table:number-columns-repeated="1013"/>
        </table:table-row>
        <table:table-row table:style-name="ro1">
          <table:table-cell office:value-type="float" office:value="13922889" calcext:value-type="float">
            <text:p>13922889</text:p>
          </table:table-cell>
          <table:table-cell office:value-type="float" office:value="19607196" calcext:value-type="float">
            <text:p>19607196</text:p>
          </table:table-cell>
          <table:table-cell office:value-type="float" office:value="19766243" calcext:value-type="float">
            <text:p>19766243</text:p>
          </table:table-cell>
          <table:table-cell office:value-type="float" office:value="7552522" calcext:value-type="float">
            <text:p>7552522</text:p>
          </table:table-cell>
          <table:table-cell office:value-type="float" office:value="6984774" calcext:value-type="float">
            <text:p>6984774</text:p>
          </table:table-cell>
          <table:table-cell office:value-type="float" office:value="3720762" calcext:value-type="float">
            <text:p>3720762</text:p>
          </table:table-cell>
          <table:table-cell office:value-type="float" office:value="3235243" calcext:value-type="float">
            <text:p>3235243</text:p>
          </table:table-cell>
          <table:table-cell office:value-type="float" office:value="2615525" calcext:value-type="float">
            <text:p>2615525</text:p>
          </table:table-cell>
          <table:table-cell office:value-type="float" office:value="2685900" calcext:value-type="float">
            <text:p>2685900</text:p>
          </table:table-cell>
          <table:table-cell office:value-type="float" office:value="4665301" calcext:value-type="float">
            <text:p>4665301</text:p>
          </table:table-cell>
          <table:table-cell office:value-type="float" office:value="2960896" calcext:value-type="float">
            <text:p>2960896</text:p>
          </table:table-cell>
          <table:table-cell table:number-columns-repeated="1013"/>
        </table:table-row>
        <table:table-row table:style-name="ro1">
          <table:table-cell office:value-type="float" office:value="14308000" calcext:value-type="float">
            <text:p>14308000</text:p>
          </table:table-cell>
          <table:table-cell office:value-type="float" office:value="20283758" calcext:value-type="float">
            <text:p>20283758</text:p>
          </table:table-cell>
          <table:table-cell office:value-type="float" office:value="19226948" calcext:value-type="float">
            <text:p>19226948</text:p>
          </table:table-cell>
          <table:table-cell office:value-type="float" office:value="7908559" calcext:value-type="float">
            <text:p>7908559</text:p>
          </table:table-cell>
          <table:table-cell office:value-type="float" office:value="6798360" calcext:value-type="float">
            <text:p>6798360</text:p>
          </table:table-cell>
          <table:table-cell office:value-type="float" office:value="3674590" calcext:value-type="float">
            <text:p>3674590</text:p>
          </table:table-cell>
          <table:table-cell office:value-type="float" office:value="3208841" calcext:value-type="float">
            <text:p>3208841</text:p>
          </table:table-cell>
          <table:table-cell office:value-type="float" office:value="2600667" calcext:value-type="float">
            <text:p>2600667</text:p>
          </table:table-cell>
          <table:table-cell office:value-type="float" office:value="2814039" calcext:value-type="float">
            <text:p>2814039</text:p>
          </table:table-cell>
          <table:table-cell office:value-type="float" office:value="5309686" calcext:value-type="float">
            <text:p>5309686</text:p>
          </table:table-cell>
          <table:table-cell office:value-type="float" office:value="3277656" calcext:value-type="float">
            <text:p>3277656</text:p>
          </table:table-cell>
          <table:table-cell table:number-columns-repeated="1013"/>
        </table:table-row>
        <table:table-row table:style-name="ro1">
          <table:table-cell office:value-type="float" office:value="14008883" calcext:value-type="float">
            <text:p>14008883</text:p>
          </table:table-cell>
          <table:table-cell office:value-type="float" office:value="19196727" calcext:value-type="float">
            <text:p>19196727</text:p>
          </table:table-cell>
          <table:table-cell office:value-type="float" office:value="19165827" calcext:value-type="float">
            <text:p>19165827</text:p>
          </table:table-cell>
          <table:table-cell office:value-type="float" office:value="7448687" calcext:value-type="float">
            <text:p>7448687</text:p>
          </table:table-cell>
          <table:table-cell office:value-type="float" office:value="6709478" calcext:value-type="float">
            <text:p>6709478</text:p>
          </table:table-cell>
          <table:table-cell office:value-type="float" office:value="3639033" calcext:value-type="float">
            <text:p>3639033</text:p>
          </table:table-cell>
          <table:table-cell office:value-type="float" office:value="3214008" calcext:value-type="float">
            <text:p>3214008</text:p>
          </table:table-cell>
          <table:table-cell office:value-type="float" office:value="2517307" calcext:value-type="float">
            <text:p>2517307</text:p>
          </table:table-cell>
          <table:table-cell office:value-type="float" office:value="2692527" calcext:value-type="float">
            <text:p>2692527</text:p>
          </table:table-cell>
          <table:table-cell office:value-type="float" office:value="5182062" calcext:value-type="float">
            <text:p>5182062</text:p>
          </table:table-cell>
          <table:table-cell office:value-type="float" office:value="3629698" calcext:value-type="float">
            <text:p>3629698</text:p>
          </table:table-cell>
          <table:table-cell table:number-columns-repeated="1013"/>
        </table:table-row>
        <table:table-row table:style-name="ro1">
          <table:table-cell office:value-type="float" office:value="13863909" calcext:value-type="float">
            <text:p>13863909</text:p>
          </table:table-cell>
          <table:table-cell office:value-type="float" office:value="19662181" calcext:value-type="float">
            <text:p>19662181</text:p>
          </table:table-cell>
          <table:table-cell office:value-type="float" office:value="19596119" calcext:value-type="float">
            <text:p>19596119</text:p>
          </table:table-cell>
          <table:table-cell office:value-type="float" office:value="7602738" calcext:value-type="float">
            <text:p>7602738</text:p>
          </table:table-cell>
          <table:table-cell office:value-type="float" office:value="6726195" calcext:value-type="float">
            <text:p>6726195</text:p>
          </table:table-cell>
          <table:table-cell office:value-type="float" office:value="3638073" calcext:value-type="float">
            <text:p>3638073</text:p>
          </table:table-cell>
          <table:table-cell office:value-type="float" office:value="3346428" calcext:value-type="float">
            <text:p>3346428</text:p>
          </table:table-cell>
          <table:table-cell office:value-type="float" office:value="2556316" calcext:value-type="float">
            <text:p>2556316</text:p>
          </table:table-cell>
          <table:table-cell office:value-type="float" office:value="2614185" calcext:value-type="float">
            <text:p>2614185</text:p>
          </table:table-cell>
          <table:table-cell office:value-type="float" office:value="4024644" calcext:value-type="float">
            <text:p>4024644</text:p>
          </table:table-cell>
          <table:table-cell office:value-type="float" office:value="2927025" calcext:value-type="float">
            <text:p>2927025</text:p>
          </table:table-cell>
          <table:table-cell table:number-columns-repeated="1013"/>
        </table:table-row>
        <table:table-row table:style-name="ro1">
          <table:table-cell office:value-type="float" office:value="13928915" calcext:value-type="float">
            <text:p>13928915</text:p>
          </table:table-cell>
          <table:table-cell office:value-type="float" office:value="19154134" calcext:value-type="float">
            <text:p>19154134</text:p>
          </table:table-cell>
          <table:table-cell office:value-type="float" office:value="19537087" calcext:value-type="float">
            <text:p>19537087</text:p>
          </table:table-cell>
          <table:table-cell office:value-type="float" office:value="7439520" calcext:value-type="float">
            <text:p>7439520</text:p>
          </table:table-cell>
          <table:table-cell office:value-type="float" office:value="6836126" calcext:value-type="float">
            <text:p>6836126</text:p>
          </table:table-cell>
          <table:table-cell office:value-type="float" office:value="3661291" calcext:value-type="float">
            <text:p>3661291</text:p>
          </table:table-cell>
          <table:table-cell office:value-type="float" office:value="3293366" calcext:value-type="float">
            <text:p>3293366</text:p>
          </table:table-cell>
          <table:table-cell office:value-type="float" office:value="2483656" calcext:value-type="float">
            <text:p>2483656</text:p>
          </table:table-cell>
          <table:table-cell office:value-type="float" office:value="2762282" calcext:value-type="float">
            <text:p>2762282</text:p>
          </table:table-cell>
          <table:table-cell office:value-type="float" office:value="3832028" calcext:value-type="float">
            <text:p>3832028</text:p>
          </table:table-cell>
          <table:table-cell office:value-type="float" office:value="3094666" calcext:value-type="float">
            <text:p>3094666</text:p>
          </table:table-cell>
          <table:table-cell table:number-columns-repeated="1013"/>
        </table:table-row>
        <table:table-row table:style-name="ro1">
          <table:table-cell office:value-type="float" office:value="13908116" calcext:value-type="float">
            <text:p>13908116</text:p>
          </table:table-cell>
          <table:table-cell office:value-type="float" office:value="19197149" calcext:value-type="float">
            <text:p>19197149</text:p>
          </table:table-cell>
          <table:table-cell office:value-type="float" office:value="19402441" calcext:value-type="float">
            <text:p>19402441</text:p>
          </table:table-cell>
          <table:table-cell office:value-type="float" office:value="7663458" calcext:value-type="float">
            <text:p>7663458</text:p>
          </table:table-cell>
          <table:table-cell office:value-type="float" office:value="6923892" calcext:value-type="float">
            <text:p>6923892</text:p>
          </table:table-cell>
          <table:table-cell office:value-type="float" office:value="3655586" calcext:value-type="float">
            <text:p>3655586</text:p>
          </table:table-cell>
          <table:table-cell office:value-type="float" office:value="3322477" calcext:value-type="float">
            <text:p>3322477</text:p>
          </table:table-cell>
          <table:table-cell office:value-type="float" office:value="2708943" calcext:value-type="float">
            <text:p>2708943</text:p>
          </table:table-cell>
          <table:table-cell office:value-type="float" office:value="2700325" calcext:value-type="float">
            <text:p>2700325</text:p>
          </table:table-cell>
          <table:table-cell office:value-type="float" office:value="4053774" calcext:value-type="float">
            <text:p>4053774</text:p>
          </table:table-cell>
          <table:table-cell office:value-type="float" office:value="2691549" calcext:value-type="float">
            <text:p>2691549</text:p>
          </table:table-cell>
          <table:table-cell table:number-columns-repeated="1013"/>
        </table:table-row>
        <table:table-row table:style-name="ro1">
          <table:table-cell office:value-type="float" office:value="13935505" calcext:value-type="float">
            <text:p>13935505</text:p>
          </table:table-cell>
          <table:table-cell office:value-type="float" office:value="19256844" calcext:value-type="float">
            <text:p>19256844</text:p>
          </table:table-cell>
          <table:table-cell office:value-type="float" office:value="19308342" calcext:value-type="float">
            <text:p>19308342</text:p>
          </table:table-cell>
          <table:table-cell office:value-type="float" office:value="7485690" calcext:value-type="float">
            <text:p>7485690</text:p>
          </table:table-cell>
          <table:table-cell office:value-type="float" office:value="6746744" calcext:value-type="float">
            <text:p>6746744</text:p>
          </table:table-cell>
          <table:table-cell office:value-type="float" office:value="3599505" calcext:value-type="float">
            <text:p>3599505</text:p>
          </table:table-cell>
          <table:table-cell office:value-type="float" office:value="3181029" calcext:value-type="float">
            <text:p>3181029</text:p>
          </table:table-cell>
          <table:table-cell office:value-type="float" office:value="2524836" calcext:value-type="float">
            <text:p>2524836</text:p>
          </table:table-cell>
          <table:table-cell office:value-type="float" office:value="2660303" calcext:value-type="float">
            <text:p>2660303</text:p>
          </table:table-cell>
          <table:table-cell office:value-type="float" office:value="5004312" calcext:value-type="float">
            <text:p>5004312</text:p>
          </table:table-cell>
          <table:table-cell office:value-type="float" office:value="2863078" calcext:value-type="float">
            <text:p>2863078</text:p>
          </table:table-cell>
          <table:table-cell table:number-columns-repeated="1013"/>
        </table:table-row>
        <table:table-row table:style-name="ro1">
          <table:table-cell table:style-name="ce8" table:formula="of:=AVERAGE([.A4:.A13])" office:value-type="float" office:value="14065584.8" calcext:value-type="float">
            <text:p>14065584.8</text:p>
          </table:table-cell>
          <table:table-cell table:style-name="ce8" table:formula="of:=AVERAGE([.B4:.B13])" office:value-type="float" office:value="19500628.1" calcext:value-type="float">
            <text:p>19500628.1</text:p>
          </table:table-cell>
          <table:table-cell table:style-name="ce8" table:formula="of:=AVERAGE([.C4:.C13])" office:value-type="float" office:value="19358349.5" calcext:value-type="float">
            <text:p>19358349.5</text:p>
          </table:table-cell>
          <table:table-cell table:style-name="ce8" table:formula="of:=AVERAGE([.D4:.D13])" office:value-type="float" office:value="7598264.5" calcext:value-type="float">
            <text:p>7598264.5</text:p>
          </table:table-cell>
          <table:table-cell table:style-name="ce8" table:formula="of:=AVERAGE([.E4:.E13])" office:value-type="float" office:value="6812393.6" calcext:value-type="float">
            <text:p>6812393.6</text:p>
          </table:table-cell>
          <table:table-cell table:style-name="ce8" table:formula="of:=AVERAGE([.F4:.F13])" office:value-type="float" office:value="3664434.7" calcext:value-type="float">
            <text:p>3664434.7</text:p>
          </table:table-cell>
          <table:table-cell table:style-name="ce8" table:formula="of:=AVERAGE([.G4:.G13])" office:value-type="float" office:value="3272165.3" calcext:value-type="float">
            <text:p>3272165.3</text:p>
          </table:table-cell>
          <table:table-cell table:style-name="ce8" table:formula="of:=AVERAGE([.H4:.H13])" office:value-type="float" office:value="2624136.4" calcext:value-type="float">
            <text:p>2624136.4</text:p>
          </table:table-cell>
          <table:table-cell table:style-name="ce8" table:formula="of:=AVERAGE([.I4:.I13])" office:value-type="float" office:value="2725729.4" calcext:value-type="float">
            <text:p>2725729.4</text:p>
          </table:table-cell>
          <table:table-cell table:style-name="ce8" table:formula="of:=AVERAGE([.J4:.J13])" office:value-type="float" office:value="4709626.7" calcext:value-type="float">
            <text:p>4709626.7</text:p>
          </table:table-cell>
          <table:table-cell table:style-name="ce8" table:formula="of:=AVERAGE([.K4:.K13])" office:value-type="float" office:value="3060397.7" calcext:value-type="float">
            <text:p>3060397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style-name="ce8"/>
          <table:table-cell table:style-name="ce8" table:formula="of:=[.$A14]/[.B14]" office:value-type="float" office:value="0.721288808128185" calcext:value-type="float">
            <text:p>0.721288808128185</text:p>
          </table:table-cell>
          <table:table-cell table:style-name="ce8" table:formula="of:=[.$A14]/[.C14]" office:value-type="float" office:value="0.726590084552405" calcext:value-type="float">
            <text:p>0.726590084552405</text:p>
          </table:table-cell>
          <table:table-cell table:style-name="ce8" table:formula="of:=[.$A14]/[.D14]" office:value-type="float" office:value="1.85115756367786" calcext:value-type="float">
            <text:p>1.85115756367786</text:p>
          </table:table-cell>
          <table:table-cell table:style-name="ce8" table:formula="of:=[.$A14]/[.E14]" office:value-type="float" office:value="2.06470524545147" calcext:value-type="float">
            <text:p>2.06470524545147</text:p>
          </table:table-cell>
          <table:table-cell table:style-name="ce8" table:formula="of:=[.$A14]/[.F14]" office:value-type="float" office:value="3.83840508878491" calcext:value-type="float">
            <text:p>3.83840508878491</text:p>
          </table:table-cell>
          <table:table-cell table:style-name="ce8" table:formula="of:=[.$A14]/[.G14]" office:value-type="float" office:value="4.29855569949354" calcext:value-type="float">
            <text:p>4.29855569949354</text:p>
          </table:table-cell>
          <table:table-cell table:style-name="ce8" table:formula="of:=[.$A14]/[.H14]" office:value-type="float" office:value="5.36008143479127" calcext:value-type="float">
            <text:p>5.36008143479127</text:p>
          </table:table-cell>
          <table:table-cell table:style-name="ce8" table:formula="of:=[.$A14]/[.I14]" office:value-type="float" office:value="5.16030123900047" calcext:value-type="float">
            <text:p>5.16030123900047</text:p>
          </table:table-cell>
          <table:table-cell table:style-name="ce8" table:formula="of:=[.$A14]/[.J14]" office:value-type="float" office:value="2.98656044225331" calcext:value-type="float">
            <text:p>2.98656044225331</text:p>
          </table:table-cell>
          <table:table-cell table:style-name="ce8" table:formula="of:=[.$A14]/[.K14]" office:value-type="float" office:value="4.595999010194" calcext:value-type="float">
            <text:p>4.59599901019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/>
          <table:table-cell table:style-name="ce8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2"/>
          <table:table-cell table:style-name="ce8" table:number-columns-repeated="2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style-name="ce8" table:number-columns-repeated="1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8" table:number-columns-repeated="1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style-name="ce8"/>
          <table:table-cell table:number-columns-repeated="10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8"/>
          <table:table-cell/>
          <table:table-cell table:style-name="ce8"/>
          <table:table-cell table:number-columns-repeated="100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2" table:style-name="ta1">
        <table:table-column table:style-name="co1" table:number-columns-repeated="1024" table:default-cell-style-name="ce11"/>
        <table:table-row table:style-name="ro1">
          <table:table-cell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3778846" calcext:value-type="float">
            <text:p>3778846</text:p>
          </table:table-cell>
          <table:table-cell office:value-type="float" office:value="5391006" calcext:value-type="float">
            <text:p>5391006</text:p>
          </table:table-cell>
          <table:table-cell office:value-type="float" office:value="5332997" calcext:value-type="float">
            <text:p>5332997</text:p>
          </table:table-cell>
          <table:table-cell office:value-type="float" office:value="2118173" calcext:value-type="float">
            <text:p>2118173</text:p>
          </table:table-cell>
          <table:table-cell office:value-type="float" office:value="1880647" calcext:value-type="float">
            <text:p>1880647</text:p>
          </table:table-cell>
          <table:table-cell office:value-type="float" office:value="996971" calcext:value-type="float">
            <text:p>996971</text:p>
          </table:table-cell>
          <table:table-cell office:value-type="float" office:value="883853" calcext:value-type="float">
            <text:p>883853</text:p>
          </table:table-cell>
          <table:table-cell office:value-type="float" office:value="739925" calcext:value-type="float">
            <text:p>739925</text:p>
          </table:table-cell>
          <table:table-cell office:value-type="float" office:value="775400" calcext:value-type="float">
            <text:p>775400</text:p>
          </table:table-cell>
          <table:table-cell office:value-type="float" office:value="968489" calcext:value-type="float">
            <text:p>968489</text:p>
          </table:table-cell>
          <table:table-cell office:value-type="float" office:value="808808" calcext:value-type="float">
            <text:p>808808</text:p>
          </table:table-cell>
          <table:table-cell table:number-columns-repeated="1013"/>
        </table:table-row>
        <table:table-row table:style-name="ro1">
          <table:table-cell office:value-type="float" office:value="3832513" calcext:value-type="float">
            <text:p>3832513</text:p>
          </table:table-cell>
          <table:table-cell office:value-type="float" office:value="5383448" calcext:value-type="float">
            <text:p>5383448</text:p>
          </table:table-cell>
          <table:table-cell office:value-type="float" office:value="5380834" calcext:value-type="float">
            <text:p>5380834</text:p>
          </table:table-cell>
          <table:table-cell office:value-type="float" office:value="2087527" calcext:value-type="float">
            <text:p>2087527</text:p>
          </table:table-cell>
          <table:table-cell office:value-type="float" office:value="1848963" calcext:value-type="float">
            <text:p>1848963</text:p>
          </table:table-cell>
          <table:table-cell office:value-type="float" office:value="988321" calcext:value-type="float">
            <text:p>988321</text:p>
          </table:table-cell>
          <table:table-cell office:value-type="float" office:value="840145" calcext:value-type="float">
            <text:p>840145</text:p>
          </table:table-cell>
          <table:table-cell office:value-type="float" office:value="826538" calcext:value-type="float">
            <text:p>826538</text:p>
          </table:table-cell>
          <table:table-cell office:value-type="float" office:value="724696" calcext:value-type="float">
            <text:p>724696</text:p>
          </table:table-cell>
          <table:table-cell office:value-type="float" office:value="1404294" calcext:value-type="float">
            <text:p>1404294</text:p>
          </table:table-cell>
          <table:table-cell office:value-type="float" office:value="691581" calcext:value-type="float">
            <text:p>691581</text:p>
          </table:table-cell>
          <table:table-cell table:number-columns-repeated="1013"/>
        </table:table-row>
        <table:table-row table:style-name="ro1">
          <table:table-cell office:value-type="float" office:value="3896736" calcext:value-type="float">
            <text:p>3896736</text:p>
          </table:table-cell>
          <table:table-cell office:value-type="float" office:value="5425507" calcext:value-type="float">
            <text:p>5425507</text:p>
          </table:table-cell>
          <table:table-cell office:value-type="float" office:value="5352512" calcext:value-type="float">
            <text:p>5352512</text:p>
          </table:table-cell>
          <table:table-cell office:value-type="float" office:value="2101664" calcext:value-type="float">
            <text:p>2101664</text:p>
          </table:table-cell>
          <table:table-cell office:value-type="float" office:value="1901444" calcext:value-type="float">
            <text:p>1901444</text:p>
          </table:table-cell>
          <table:table-cell office:value-type="float" office:value="1003755" calcext:value-type="float">
            <text:p>1003755</text:p>
          </table:table-cell>
          <table:table-cell office:value-type="float" office:value="898687" calcext:value-type="float">
            <text:p>898687</text:p>
          </table:table-cell>
          <table:table-cell office:value-type="float" office:value="775619" calcext:value-type="float">
            <text:p>775619</text:p>
          </table:table-cell>
          <table:table-cell office:value-type="float" office:value="785690" calcext:value-type="float">
            <text:p>785690</text:p>
          </table:table-cell>
          <table:table-cell office:value-type="float" office:value="1189329" calcext:value-type="float">
            <text:p>1189329</text:p>
          </table:table-cell>
          <table:table-cell office:value-type="float" office:value="908429" calcext:value-type="float">
            <text:p>908429</text:p>
          </table:table-cell>
          <table:table-cell table:number-columns-repeated="1013"/>
        </table:table-row>
        <table:table-row table:style-name="ro1">
          <table:table-cell office:value-type="float" office:value="3802370" calcext:value-type="float">
            <text:p>3802370</text:p>
          </table:table-cell>
          <table:table-cell office:value-type="float" office:value="5375156" calcext:value-type="float">
            <text:p>5375156</text:p>
          </table:table-cell>
          <table:table-cell office:value-type="float" office:value="5386933" calcext:value-type="float">
            <text:p>5386933</text:p>
          </table:table-cell>
          <table:table-cell office:value-type="float" office:value="2124395" calcext:value-type="float">
            <text:p>2124395</text:p>
          </table:table-cell>
          <table:table-cell office:value-type="float" office:value="1853074" calcext:value-type="float">
            <text:p>1853074</text:p>
          </table:table-cell>
          <table:table-cell office:value-type="float" office:value="990883" calcext:value-type="float">
            <text:p>990883</text:p>
          </table:table-cell>
          <table:table-cell office:value-type="float" office:value="860008" calcext:value-type="float">
            <text:p>860008</text:p>
          </table:table-cell>
          <table:table-cell office:value-type="float" office:value="719204" calcext:value-type="float">
            <text:p>719204</text:p>
          </table:table-cell>
          <table:table-cell office:value-type="float" office:value="796143" calcext:value-type="float">
            <text:p>796143</text:p>
          </table:table-cell>
          <table:table-cell office:value-type="float" office:value="1881483" calcext:value-type="float">
            <text:p>1881483</text:p>
          </table:table-cell>
          <table:table-cell office:value-type="float" office:value="733147" calcext:value-type="float">
            <text:p>733147</text:p>
          </table:table-cell>
          <table:table-cell table:number-columns-repeated="1013"/>
        </table:table-row>
        <table:table-row table:style-name="ro1">
          <table:table-cell office:value-type="float" office:value="3818446" calcext:value-type="float">
            <text:p>3818446</text:p>
          </table:table-cell>
          <table:table-cell office:value-type="float" office:value="5410398" calcext:value-type="float">
            <text:p>5410398</text:p>
          </table:table-cell>
          <table:table-cell office:value-type="float" office:value="5317914" calcext:value-type="float">
            <text:p>5317914</text:p>
          </table:table-cell>
          <table:table-cell office:value-type="float" office:value="2115822" calcext:value-type="float">
            <text:p>2115822</text:p>
          </table:table-cell>
          <table:table-cell office:value-type="float" office:value="1850544" calcext:value-type="float">
            <text:p>1850544</text:p>
          </table:table-cell>
          <table:table-cell office:value-type="float" office:value="998362" calcext:value-type="float">
            <text:p>998362</text:p>
          </table:table-cell>
          <table:table-cell office:value-type="float" office:value="865309" calcext:value-type="float">
            <text:p>865309</text:p>
          </table:table-cell>
          <table:table-cell office:value-type="float" office:value="733196" calcext:value-type="float">
            <text:p>733196</text:p>
          </table:table-cell>
          <table:table-cell office:value-type="float" office:value="747593" calcext:value-type="float">
            <text:p>747593</text:p>
          </table:table-cell>
          <table:table-cell office:value-type="float" office:value="1297513" calcext:value-type="float">
            <text:p>1297513</text:p>
          </table:table-cell>
          <table:table-cell office:value-type="float" office:value="736766" calcext:value-type="float">
            <text:p>736766</text:p>
          </table:table-cell>
          <table:table-cell table:number-columns-repeated="1013"/>
        </table:table-row>
        <table:table-row table:style-name="ro1">
          <table:table-cell office:value-type="float" office:value="3808184" calcext:value-type="float">
            <text:p>3808184</text:p>
          </table:table-cell>
          <table:table-cell office:value-type="float" office:value="5523563" calcext:value-type="float">
            <text:p>5523563</text:p>
          </table:table-cell>
          <table:table-cell office:value-type="float" office:value="5290416" calcext:value-type="float">
            <text:p>5290416</text:p>
          </table:table-cell>
          <table:table-cell office:value-type="float" office:value="2109836" calcext:value-type="float">
            <text:p>2109836</text:p>
          </table:table-cell>
          <table:table-cell office:value-type="float" office:value="1827488" calcext:value-type="float">
            <text:p>1827488</text:p>
          </table:table-cell>
          <table:table-cell office:value-type="float" office:value="1007061" calcext:value-type="float">
            <text:p>1007061</text:p>
          </table:table-cell>
          <table:table-cell office:value-type="float" office:value="868759" calcext:value-type="float">
            <text:p>868759</text:p>
          </table:table-cell>
          <table:table-cell office:value-type="float" office:value="791127" calcext:value-type="float">
            <text:p>791127</text:p>
          </table:table-cell>
          <table:table-cell office:value-type="float" office:value="715383" calcext:value-type="float">
            <text:p>715383</text:p>
          </table:table-cell>
          <table:table-cell office:value-type="float" office:value="1222812" calcext:value-type="float">
            <text:p>1222812</text:p>
          </table:table-cell>
          <table:table-cell office:value-type="float" office:value="876543" calcext:value-type="float">
            <text:p>876543</text:p>
          </table:table-cell>
          <table:table-cell table:number-columns-repeated="1013"/>
        </table:table-row>
        <table:table-row table:style-name="ro1">
          <table:table-cell office:value-type="float" office:value="3825749" calcext:value-type="float">
            <text:p>3825749</text:p>
          </table:table-cell>
          <table:table-cell office:value-type="float" office:value="5472419" calcext:value-type="float">
            <text:p>5472419</text:p>
          </table:table-cell>
          <table:table-cell office:value-type="float" office:value="5369331" calcext:value-type="float">
            <text:p>5369331</text:p>
          </table:table-cell>
          <table:table-cell office:value-type="float" office:value="2089900" calcext:value-type="float">
            <text:p>2089900</text:p>
          </table:table-cell>
          <table:table-cell office:value-type="float" office:value="1871137" calcext:value-type="float">
            <text:p>1871137</text:p>
          </table:table-cell>
          <table:table-cell office:value-type="float" office:value="988706" calcext:value-type="float">
            <text:p>988706</text:p>
          </table:table-cell>
          <table:table-cell office:value-type="float" office:value="855037" calcext:value-type="float">
            <text:p>855037</text:p>
          </table:table-cell>
          <table:table-cell office:value-type="float" office:value="875159" calcext:value-type="float">
            <text:p>875159</text:p>
          </table:table-cell>
          <table:table-cell office:value-type="float" office:value="810827" calcext:value-type="float">
            <text:p>810827</text:p>
          </table:table-cell>
          <table:table-cell office:value-type="float" office:value="1476584" calcext:value-type="float">
            <text:p>1476584</text:p>
          </table:table-cell>
          <table:table-cell office:value-type="float" office:value="737311" calcext:value-type="float">
            <text:p>737311</text:p>
          </table:table-cell>
          <table:table-cell table:number-columns-repeated="1013"/>
        </table:table-row>
        <table:table-row table:style-name="ro1">
          <table:table-cell office:value-type="float" office:value="3863032" calcext:value-type="float">
            <text:p>3863032</text:p>
          </table:table-cell>
          <table:table-cell office:value-type="float" office:value="5533648" calcext:value-type="float">
            <text:p>5533648</text:p>
          </table:table-cell>
          <table:table-cell office:value-type="float" office:value="5436720" calcext:value-type="float">
            <text:p>5436720</text:p>
          </table:table-cell>
          <table:table-cell office:value-type="float" office:value="2103758" calcext:value-type="float">
            <text:p>2103758</text:p>
          </table:table-cell>
          <table:table-cell office:value-type="float" office:value="1835454" calcext:value-type="float">
            <text:p>1835454</text:p>
          </table:table-cell>
          <table:table-cell office:value-type="float" office:value="1016872" calcext:value-type="float">
            <text:p>1016872</text:p>
          </table:table-cell>
          <table:table-cell office:value-type="float" office:value="868270" calcext:value-type="float">
            <text:p>868270</text:p>
          </table:table-cell>
          <table:table-cell office:value-type="float" office:value="720699" calcext:value-type="float">
            <text:p>720699</text:p>
          </table:table-cell>
          <table:table-cell office:value-type="float" office:value="758318" calcext:value-type="float">
            <text:p>758318</text:p>
          </table:table-cell>
          <table:table-cell office:value-type="float" office:value="1803719" calcext:value-type="float">
            <text:p>1803719</text:p>
          </table:table-cell>
          <table:table-cell office:value-type="float" office:value="678937" calcext:value-type="float">
            <text:p>678937</text:p>
          </table:table-cell>
          <table:table-cell table:number-columns-repeated="1013"/>
        </table:table-row>
        <table:table-row table:style-name="ro1">
          <table:table-cell office:value-type="float" office:value="3825405" calcext:value-type="float">
            <text:p>3825405</text:p>
          </table:table-cell>
          <table:table-cell office:value-type="float" office:value="5395840" calcext:value-type="float">
            <text:p>5395840</text:p>
          </table:table-cell>
          <table:table-cell office:value-type="float" office:value="5243639" calcext:value-type="float">
            <text:p>5243639</text:p>
          </table:table-cell>
          <table:table-cell office:value-type="float" office:value="2111507" calcext:value-type="float">
            <text:p>2111507</text:p>
          </table:table-cell>
          <table:table-cell office:value-type="float" office:value="1861791" calcext:value-type="float">
            <text:p>1861791</text:p>
          </table:table-cell>
          <table:table-cell office:value-type="float" office:value="991833" calcext:value-type="float">
            <text:p>991833</text:p>
          </table:table-cell>
          <table:table-cell office:value-type="float" office:value="847020" calcext:value-type="float">
            <text:p>847020</text:p>
          </table:table-cell>
          <table:table-cell office:value-type="float" office:value="733826" calcext:value-type="float">
            <text:p>733826</text:p>
          </table:table-cell>
          <table:table-cell office:value-type="float" office:value="782260" calcext:value-type="float">
            <text:p>782260</text:p>
          </table:table-cell>
          <table:table-cell office:value-type="float" office:value="2139571" calcext:value-type="float">
            <text:p>2139571</text:p>
          </table:table-cell>
          <table:table-cell office:value-type="float" office:value="706624" calcext:value-type="float">
            <text:p>706624</text:p>
          </table:table-cell>
          <table:table-cell table:number-columns-repeated="1013"/>
        </table:table-row>
        <table:table-row table:style-name="ro1">
          <table:table-cell office:value-type="float" office:value="3899463" calcext:value-type="float">
            <text:p>3899463</text:p>
          </table:table-cell>
          <table:table-cell office:value-type="float" office:value="5452898" calcext:value-type="float">
            <text:p>5452898</text:p>
          </table:table-cell>
          <table:table-cell office:value-type="float" office:value="5318758" calcext:value-type="float">
            <text:p>5318758</text:p>
          </table:table-cell>
          <table:table-cell office:value-type="float" office:value="2096251" calcext:value-type="float">
            <text:p>2096251</text:p>
          </table:table-cell>
          <table:table-cell office:value-type="float" office:value="1842123" calcext:value-type="float">
            <text:p>1842123</text:p>
          </table:table-cell>
          <table:table-cell office:value-type="float" office:value="1005611" calcext:value-type="float">
            <text:p>1005611</text:p>
          </table:table-cell>
          <table:table-cell office:value-type="float" office:value="873335" calcext:value-type="float">
            <text:p>873335</text:p>
          </table:table-cell>
          <table:table-cell office:value-type="float" office:value="753652" calcext:value-type="float">
            <text:p>753652</text:p>
          </table:table-cell>
          <table:table-cell office:value-type="float" office:value="780668" calcext:value-type="float">
            <text:p>780668</text:p>
          </table:table-cell>
          <table:table-cell office:value-type="float" office:value="1037653" calcext:value-type="float">
            <text:p>1037653</text:p>
          </table:table-cell>
          <table:table-cell office:value-type="float" office:value="655871" calcext:value-type="float">
            <text:p>655871</text:p>
          </table:table-cell>
          <table:table-cell table:number-columns-repeated="1013"/>
        </table:table-row>
        <table:table-row table:style-name="ro1">
          <table:table-cell table:style-name="ce8" table:formula="of:=AVERAGE([.A4:.A13])" office:value-type="float" office:value="3835074.4" calcext:value-type="float">
            <text:p>3835074.4</text:p>
          </table:table-cell>
          <table:table-cell table:style-name="ce8" office:value-type="float" office:value="5397532" calcext:value-type="float">
            <text:p>5397532</text:p>
          </table:table-cell>
          <table:table-cell table:style-name="ce8" table:formula="of:=AVERAGE([.C4:.C13])" office:value-type="float" office:value="5343005.4" calcext:value-type="float">
            <text:p>5343005.4</text:p>
          </table:table-cell>
          <table:table-cell table:style-name="ce8" table:formula="of:=AVERAGE([.D4:.D13])" office:value-type="float" office:value="2105883.3" calcext:value-type="float">
            <text:p>2105883.3</text:p>
          </table:table-cell>
          <table:table-cell table:style-name="ce8" table:formula="of:=AVERAGE([.E4:.E13])" office:value-type="float" office:value="1857266.5" calcext:value-type="float">
            <text:p>1857266.5</text:p>
          </table:table-cell>
          <table:table-cell table:style-name="ce8" table:formula="of:=AVERAGE([.F4:.F13])" office:value-type="float" office:value="998837.5" calcext:value-type="float">
            <text:p>998837.5</text:p>
          </table:table-cell>
          <table:table-cell table:style-name="ce8" table:formula="of:=AVERAGE([.G4:.G13])" office:value-type="float" office:value="866042.3" calcext:value-type="float">
            <text:p>866042.3</text:p>
          </table:table-cell>
          <table:table-cell table:style-name="ce8" table:formula="of:=AVERAGE([.H4:.H13])" office:value-type="float" office:value="766894.5" calcext:value-type="float">
            <text:p>766894.5</text:p>
          </table:table-cell>
          <table:table-cell table:style-name="ce8" table:formula="of:=AVERAGE([.I4:.I13])" office:value-type="float" office:value="767697.8" calcext:value-type="float">
            <text:p>767697.8</text:p>
          </table:table-cell>
          <table:table-cell table:style-name="ce8" table:formula="of:=AVERAGE([.J4:.J13])" office:value-type="float" office:value="1442144.7" calcext:value-type="float">
            <text:p>1442144.7</text:p>
          </table:table-cell>
          <table:table-cell table:style-name="ce8" table:formula="of:=AVERAGE([.K4:.K13])" office:value-type="float" office:value="753401.7" calcext:value-type="float">
            <text:p>753401.7</text:p>
          </table:table-cell>
          <table:table-cell table:style-name="ce8" table:number-columns-repeated="1013"/>
        </table:table-row>
        <table:table-row table:style-name="ro1">
          <table:table-cell table:style-name="ce8"/>
          <table:table-cell table:style-name="ce8" table:formula="of:=[.$A14]/[.B14]" office:value-type="float" office:value="0.71052369860892" calcext:value-type="float">
            <text:p>0.71052369860892</text:p>
          </table:table-cell>
          <table:table-cell table:style-name="ce8" table:formula="of:=[.$A14]/[.C14]" office:value-type="float" office:value="0.71777475650689" calcext:value-type="float">
            <text:p>0.71777475650689</text:p>
          </table:table-cell>
          <table:table-cell table:style-name="ce8" table:formula="of:=[.$A14]/[.D14]" office:value-type="float" office:value="1.82112389608674" calcext:value-type="float">
            <text:p>1.82112389608674</text:p>
          </table:table-cell>
          <table:table-cell table:style-name="ce8" table:formula="of:=[.$A14]/[.E14]" office:value-type="float" office:value="2.06490258667779" calcext:value-type="float">
            <text:p>2.06490258667779</text:p>
          </table:table-cell>
          <table:table-cell table:style-name="ce8" table:formula="of:=[.$A14]/[.F14]" office:value-type="float" office:value="3.83953786276546" calcext:value-type="float">
            <text:p>3.83953786276546</text:p>
          </table:table-cell>
          <table:table-cell table:style-name="ce8" table:formula="of:=[.$A14]/[.G14]" office:value-type="float" office:value="4.42827607843173" calcext:value-type="float">
            <text:p>4.42827607843173</text:p>
          </table:table-cell>
          <table:table-cell table:style-name="ce8" table:formula="of:=[.$A14]/[.H14]" office:value-type="float" office:value="5.00078485371847" calcext:value-type="float">
            <text:p>5.00078485371847</text:p>
          </table:table-cell>
          <table:table-cell table:style-name="ce8" table:formula="of:=[.$A14]/[.I14]" office:value-type="float" office:value="4.99555215606975" calcext:value-type="float">
            <text:p>4.99555215606975</text:p>
          </table:table-cell>
          <table:table-cell table:style-name="ce8" table:formula="of:=[.$A14]/[.J14]" office:value-type="float" office:value="2.6592854378621" calcext:value-type="float">
            <text:p>2.6592854378621</text:p>
          </table:table-cell>
          <table:table-cell table:style-name="ce8" table:formula="of:=[.$A14]/[.K14]" office:value-type="float" office:value="5.09034476561441" calcext:value-type="float">
            <text:p>5.09034476561441</text:p>
          </table:table-cell>
          <table:table-cell table:style-name="ce8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6848150" calcext:value-type="float">
            <text:p>6848150</text:p>
          </table:table-cell>
          <table:table-cell office:value-type="float" office:value="9605341" calcext:value-type="float">
            <text:p>9605341</text:p>
          </table:table-cell>
          <table:table-cell office:value-type="float" office:value="9435647" calcext:value-type="float">
            <text:p>9435647</text:p>
          </table:table-cell>
          <table:table-cell office:value-type="float" office:value="3756706" calcext:value-type="float">
            <text:p>3756706</text:p>
          </table:table-cell>
          <table:table-cell office:value-type="float" office:value="3245039" calcext:value-type="float">
            <text:p>3245039</text:p>
          </table:table-cell>
          <table:table-cell office:value-type="float" office:value="1729420" calcext:value-type="float">
            <text:p>1729420</text:p>
          </table:table-cell>
          <table:table-cell office:value-type="float" office:value="1471635" calcext:value-type="float">
            <text:p>1471635</text:p>
          </table:table-cell>
          <table:table-cell office:value-type="float" office:value="1254612" calcext:value-type="float">
            <text:p>1254612</text:p>
          </table:table-cell>
          <table:table-cell office:value-type="float" office:value="1372261" calcext:value-type="float">
            <text:p>1372261</text:p>
          </table:table-cell>
          <table:table-cell office:value-type="float" office:value="1578558" calcext:value-type="float">
            <text:p>1578558</text:p>
          </table:table-cell>
          <table:table-cell office:value-type="float" office:value="1345666" calcext:value-type="float">
            <text:p>1345666</text:p>
          </table:table-cell>
          <table:table-cell table:number-columns-repeated="1013"/>
        </table:table-row>
        <table:table-row table:style-name="ro1">
          <table:table-cell office:value-type="float" office:value="6818821" calcext:value-type="float">
            <text:p>6818821</text:p>
          </table:table-cell>
          <table:table-cell office:value-type="float" office:value="9785839" calcext:value-type="float">
            <text:p>9785839</text:p>
          </table:table-cell>
          <table:table-cell office:value-type="float" office:value="9461158" calcext:value-type="float">
            <text:p>9461158</text:p>
          </table:table-cell>
          <table:table-cell office:value-type="float" office:value="3791139" calcext:value-type="float">
            <text:p>3791139</text:p>
          </table:table-cell>
          <table:table-cell office:value-type="float" office:value="3243814" calcext:value-type="float">
            <text:p>3243814</text:p>
          </table:table-cell>
          <table:table-cell office:value-type="float" office:value="1749638" calcext:value-type="float">
            <text:p>1749638</text:p>
          </table:table-cell>
          <table:table-cell office:value-type="float" office:value="1475083" calcext:value-type="float">
            <text:p>1475083</text:p>
          </table:table-cell>
          <table:table-cell office:value-type="float" office:value="1309748" calcext:value-type="float">
            <text:p>1309748</text:p>
          </table:table-cell>
          <table:table-cell office:value-type="float" office:value="1261891" calcext:value-type="float">
            <text:p>1261891</text:p>
          </table:table-cell>
          <table:table-cell office:value-type="float" office:value="1670719" calcext:value-type="float">
            <text:p>1670719</text:p>
          </table:table-cell>
          <table:table-cell office:value-type="float" office:value="1383831" calcext:value-type="float">
            <text:p>1383831</text:p>
          </table:table-cell>
          <table:table-cell table:number-columns-repeated="1013"/>
        </table:table-row>
        <table:table-row table:style-name="ro1">
          <table:table-cell office:value-type="float" office:value="6651936" calcext:value-type="float">
            <text:p>6651936</text:p>
          </table:table-cell>
          <table:table-cell office:value-type="float" office:value="9704790" calcext:value-type="float">
            <text:p>9704790</text:p>
          </table:table-cell>
          <table:table-cell office:value-type="float" office:value="9505547" calcext:value-type="float">
            <text:p>9505547</text:p>
          </table:table-cell>
          <table:table-cell office:value-type="float" office:value="3769341" calcext:value-type="float">
            <text:p>3769341</text:p>
          </table:table-cell>
          <table:table-cell office:value-type="float" office:value="3238372" calcext:value-type="float">
            <text:p>3238372</text:p>
          </table:table-cell>
          <table:table-cell office:value-type="float" office:value="1728132" calcext:value-type="float">
            <text:p>1728132</text:p>
          </table:table-cell>
          <table:table-cell office:value-type="float" office:value="1479317" calcext:value-type="float">
            <text:p>1479317</text:p>
          </table:table-cell>
          <table:table-cell office:value-type="float" office:value="1249285" calcext:value-type="float">
            <text:p>1249285</text:p>
          </table:table-cell>
          <table:table-cell office:value-type="float" office:value="1329426" calcext:value-type="float">
            <text:p>1329426</text:p>
          </table:table-cell>
          <table:table-cell office:value-type="float" office:value="1687943" calcext:value-type="float">
            <text:p>1687943</text:p>
          </table:table-cell>
          <table:table-cell office:value-type="float" office:value="1310904" calcext:value-type="float">
            <text:p>1310904</text:p>
          </table:table-cell>
          <table:table-cell table:number-columns-repeated="1013"/>
        </table:table-row>
        <table:table-row table:style-name="ro1">
          <table:table-cell office:value-type="float" office:value="6762645" calcext:value-type="float">
            <text:p>6762645</text:p>
          </table:table-cell>
          <table:table-cell office:value-type="float" office:value="9547081" calcext:value-type="float">
            <text:p>9547081</text:p>
          </table:table-cell>
          <table:table-cell office:value-type="float" office:value="9400153" calcext:value-type="float">
            <text:p>9400153</text:p>
          </table:table-cell>
          <table:table-cell office:value-type="float" office:value="3733939" calcext:value-type="float">
            <text:p>3733939</text:p>
          </table:table-cell>
          <table:table-cell office:value-type="float" office:value="3269151" calcext:value-type="float">
            <text:p>3269151</text:p>
          </table:table-cell>
          <table:table-cell office:value-type="float" office:value="1752830" calcext:value-type="float">
            <text:p>1752830</text:p>
          </table:table-cell>
          <table:table-cell office:value-type="float" office:value="1470922" calcext:value-type="float">
            <text:p>1470922</text:p>
          </table:table-cell>
          <table:table-cell office:value-type="float" office:value="1165317" calcext:value-type="float">
            <text:p>1165317</text:p>
          </table:table-cell>
          <table:table-cell office:value-type="float" office:value="1321175" calcext:value-type="float">
            <text:p>1321175</text:p>
          </table:table-cell>
          <table:table-cell office:value-type="float" office:value="1743702" calcext:value-type="float">
            <text:p>1743702</text:p>
          </table:table-cell>
          <table:table-cell office:value-type="float" office:value="1231999" calcext:value-type="float">
            <text:p>1231999</text:p>
          </table:table-cell>
          <table:table-cell table:number-columns-repeated="1013"/>
        </table:table-row>
        <table:table-row table:style-name="ro1">
          <table:table-cell office:value-type="float" office:value="6873618" calcext:value-type="float">
            <text:p>6873618</text:p>
          </table:table-cell>
          <table:table-cell office:value-type="float" office:value="9692804" calcext:value-type="float">
            <text:p>9692804</text:p>
          </table:table-cell>
          <table:table-cell office:value-type="float" office:value="9413304" calcext:value-type="float">
            <text:p>9413304</text:p>
          </table:table-cell>
          <table:table-cell office:value-type="float" office:value="3723875" calcext:value-type="float">
            <text:p>3723875</text:p>
          </table:table-cell>
          <table:table-cell office:value-type="float" office:value="3268474" calcext:value-type="float">
            <text:p>3268474</text:p>
          </table:table-cell>
          <table:table-cell office:value-type="float" office:value="1729070" calcext:value-type="float">
            <text:p>1729070</text:p>
          </table:table-cell>
          <table:table-cell office:value-type="float" office:value="1474923" calcext:value-type="float">
            <text:p>1474923</text:p>
          </table:table-cell>
          <table:table-cell office:value-type="float" office:value="1242138" calcext:value-type="float">
            <text:p>1242138</text:p>
          </table:table-cell>
          <table:table-cell office:value-type="float" office:value="1298781" calcext:value-type="float">
            <text:p>1298781</text:p>
          </table:table-cell>
          <table:table-cell office:value-type="float" office:value="3165743" calcext:value-type="float">
            <text:p>3165743</text:p>
          </table:table-cell>
          <table:table-cell office:value-type="float" office:value="1281347" calcext:value-type="float">
            <text:p>1281347</text:p>
          </table:table-cell>
          <table:table-cell table:number-columns-repeated="1013"/>
        </table:table-row>
        <table:table-row table:style-name="ro1">
          <table:table-cell office:value-type="float" office:value="6707678" calcext:value-type="float">
            <text:p>6707678</text:p>
          </table:table-cell>
          <table:table-cell office:value-type="float" office:value="9656057" calcext:value-type="float">
            <text:p>9656057</text:p>
          </table:table-cell>
          <table:table-cell office:value-type="float" office:value="9495718" calcext:value-type="float">
            <text:p>9495718</text:p>
          </table:table-cell>
          <table:table-cell office:value-type="float" office:value="3750050" calcext:value-type="float">
            <text:p>3750050</text:p>
          </table:table-cell>
          <table:table-cell office:value-type="float" office:value="3282508" calcext:value-type="float">
            <text:p>3282508</text:p>
          </table:table-cell>
          <table:table-cell office:value-type="float" office:value="1747319" calcext:value-type="float">
            <text:p>1747319</text:p>
          </table:table-cell>
          <table:table-cell office:value-type="float" office:value="1488687" calcext:value-type="float">
            <text:p>1488687</text:p>
          </table:table-cell>
          <table:table-cell office:value-type="float" office:value="1282322" calcext:value-type="float">
            <text:p>1282322</text:p>
          </table:table-cell>
          <table:table-cell office:value-type="float" office:value="1280013" calcext:value-type="float">
            <text:p>1280013</text:p>
          </table:table-cell>
          <table:table-cell office:value-type="float" office:value="1595290" calcext:value-type="float">
            <text:p>1595290</text:p>
          </table:table-cell>
          <table:table-cell office:value-type="float" office:value="1180204" calcext:value-type="float">
            <text:p>1180204</text:p>
          </table:table-cell>
          <table:table-cell table:number-columns-repeated="1013"/>
        </table:table-row>
        <table:table-row table:style-name="ro1">
          <table:table-cell office:value-type="float" office:value="6732537" calcext:value-type="float">
            <text:p>6732537</text:p>
          </table:table-cell>
          <table:table-cell office:value-type="float" office:value="9471590" calcext:value-type="float">
            <text:p>9471590</text:p>
          </table:table-cell>
          <table:table-cell office:value-type="float" office:value="9349533" calcext:value-type="float">
            <text:p>9349533</text:p>
          </table:table-cell>
          <table:table-cell office:value-type="float" office:value="3759517" calcext:value-type="float">
            <text:p>3759517</text:p>
          </table:table-cell>
          <table:table-cell office:value-type="float" office:value="3253528" calcext:value-type="float">
            <text:p>3253528</text:p>
          </table:table-cell>
          <table:table-cell office:value-type="float" office:value="1786480" calcext:value-type="float">
            <text:p>1786480</text:p>
          </table:table-cell>
          <table:table-cell office:value-type="float" office:value="1474658" calcext:value-type="float">
            <text:p>1474658</text:p>
          </table:table-cell>
          <table:table-cell office:value-type="float" office:value="1374763" calcext:value-type="float">
            <text:p>1374763</text:p>
          </table:table-cell>
          <table:table-cell office:value-type="float" office:value="1299618" calcext:value-type="float">
            <text:p>1299618</text:p>
          </table:table-cell>
          <table:table-cell office:value-type="float" office:value="1661631" calcext:value-type="float">
            <text:p>1661631</text:p>
          </table:table-cell>
          <table:table-cell office:value-type="float" office:value="1132616" calcext:value-type="float">
            <text:p>1132616</text:p>
          </table:table-cell>
          <table:table-cell table:number-columns-repeated="1013"/>
        </table:table-row>
        <table:table-row table:style-name="ro1">
          <table:table-cell office:value-type="float" office:value="6757480" calcext:value-type="float">
            <text:p>6757480</text:p>
          </table:table-cell>
          <table:table-cell office:value-type="float" office:value="9687197" calcext:value-type="float">
            <text:p>9687197</text:p>
          </table:table-cell>
          <table:table-cell office:value-type="float" office:value="9393848" calcext:value-type="float">
            <text:p>9393848</text:p>
          </table:table-cell>
          <table:table-cell office:value-type="float" office:value="3678083" calcext:value-type="float">
            <text:p>3678083</text:p>
          </table:table-cell>
          <table:table-cell office:value-type="float" office:value="3241595" calcext:value-type="float">
            <text:p>3241595</text:p>
          </table:table-cell>
          <table:table-cell office:value-type="float" office:value="1735314" calcext:value-type="float">
            <text:p>1735314</text:p>
          </table:table-cell>
          <table:table-cell office:value-type="float" office:value="1476114" calcext:value-type="float">
            <text:p>1476114</text:p>
          </table:table-cell>
          <table:table-cell office:value-type="float" office:value="1341805" calcext:value-type="float">
            <text:p>1341805</text:p>
          </table:table-cell>
          <table:table-cell office:value-type="float" office:value="1262764" calcext:value-type="float">
            <text:p>1262764</text:p>
          </table:table-cell>
          <table:table-cell office:value-type="float" office:value="1926318" calcext:value-type="float">
            <text:p>1926318</text:p>
          </table:table-cell>
          <table:table-cell office:value-type="float" office:value="1121048" calcext:value-type="float">
            <text:p>1121048</text:p>
          </table:table-cell>
          <table:table-cell table:number-columns-repeated="1013"/>
        </table:table-row>
        <table:table-row table:style-name="ro1">
          <table:table-cell office:value-type="float" office:value="6709781" calcext:value-type="float">
            <text:p>6709781</text:p>
          </table:table-cell>
          <table:table-cell office:value-type="float" office:value="9503451" calcext:value-type="float">
            <text:p>9503451</text:p>
          </table:table-cell>
          <table:table-cell office:value-type="float" office:value="9482370" calcext:value-type="float">
            <text:p>9482370</text:p>
          </table:table-cell>
          <table:table-cell office:value-type="float" office:value="3707289" calcext:value-type="float">
            <text:p>3707289</text:p>
          </table:table-cell>
          <table:table-cell office:value-type="float" office:value="3276871" calcext:value-type="float">
            <text:p>3276871</text:p>
          </table:table-cell>
          <table:table-cell office:value-type="float" office:value="1731518" calcext:value-type="float">
            <text:p>1731518</text:p>
          </table:table-cell>
          <table:table-cell office:value-type="float" office:value="1487889" calcext:value-type="float">
            <text:p>1487889</text:p>
          </table:table-cell>
          <table:table-cell office:value-type="float" office:value="1334740" calcext:value-type="float">
            <text:p>1334740</text:p>
          </table:table-cell>
          <table:table-cell office:value-type="float" office:value="1331896" calcext:value-type="float">
            <text:p>1331896</text:p>
          </table:table-cell>
          <table:table-cell office:value-type="float" office:value="1676607" calcext:value-type="float">
            <text:p>1676607</text:p>
          </table:table-cell>
          <table:table-cell office:value-type="float" office:value="1307495" calcext:value-type="float">
            <text:p>1307495</text:p>
          </table:table-cell>
          <table:table-cell table:number-columns-repeated="1013"/>
        </table:table-row>
        <table:table-row table:style-name="ro1">
          <table:table-cell office:value-type="float" office:value="6713949" calcext:value-type="float">
            <text:p>6713949</text:p>
          </table:table-cell>
          <table:table-cell office:value-type="float" office:value="9416187" calcext:value-type="float">
            <text:p>9416187</text:p>
          </table:table-cell>
          <table:table-cell office:value-type="float" office:value="9542641" calcext:value-type="float">
            <text:p>9542641</text:p>
          </table:table-cell>
          <table:table-cell office:value-type="float" office:value="3615850" calcext:value-type="float">
            <text:p>3615850</text:p>
          </table:table-cell>
          <table:table-cell office:value-type="float" office:value="3313071" calcext:value-type="float">
            <text:p>3313071</text:p>
          </table:table-cell>
          <table:table-cell office:value-type="float" office:value="1726592" calcext:value-type="float">
            <text:p>1726592</text:p>
          </table:table-cell>
          <table:table-cell office:value-type="float" office:value="1491978" calcext:value-type="float">
            <text:p>1491978</text:p>
          </table:table-cell>
          <table:table-cell office:value-type="float" office:value="1218338" calcext:value-type="float">
            <text:p>1218338</text:p>
          </table:table-cell>
          <table:table-cell office:value-type="float" office:value="1285457" calcext:value-type="float">
            <text:p>1285457</text:p>
          </table:table-cell>
          <table:table-cell office:value-type="float" office:value="1424408" calcext:value-type="float">
            <text:p>1424408</text:p>
          </table:table-cell>
          <table:table-cell office:value-type="float" office:value="1351343" calcext:value-type="float">
            <text:p>1351343</text:p>
          </table:table-cell>
          <table:table-cell table:number-columns-repeated="1013"/>
        </table:table-row>
        <table:table-row table:style-name="ro1">
          <table:table-cell table:style-name="ce8" table:formula="of:=AVERAGE([.A20:.A29])" office:value-type="float" office:value="6757659.5" calcext:value-type="float">
            <text:p>6757659.5</text:p>
          </table:table-cell>
          <table:table-cell table:style-name="ce8" table:formula="of:=AVERAGE([.B20:.B29])" office:value-type="float" office:value="9607033.7" calcext:value-type="float">
            <text:p>9607033.7</text:p>
          </table:table-cell>
          <table:table-cell table:style-name="ce8" table:formula="of:=AVERAGE([.C20:.C29])" office:value-type="float" office:value="9447991.9" calcext:value-type="float">
            <text:p>9447991.9</text:p>
          </table:table-cell>
          <table:table-cell table:style-name="ce8" table:formula="of:=AVERAGE([.D20:.D29])" office:value-type="float" office:value="3728578.9" calcext:value-type="float">
            <text:p>3728578.9</text:p>
          </table:table-cell>
          <table:table-cell table:style-name="ce8" table:formula="of:=AVERAGE([.E20:.E29])" office:value-type="float" office:value="3263242.3" calcext:value-type="float">
            <text:p>3263242.3</text:p>
          </table:table-cell>
          <table:table-cell table:style-name="ce8" table:formula="of:=AVERAGE([.F20:.F29])" office:value-type="float" office:value="1741631.3" calcext:value-type="float">
            <text:p>1741631.3</text:p>
          </table:table-cell>
          <table:table-cell table:style-name="ce8" table:formula="of:=AVERAGE([.G20:.G29])" office:value-type="float" office:value="1479120.6" calcext:value-type="float">
            <text:p>1479120.6</text:p>
          </table:table-cell>
          <table:table-cell table:style-name="ce8" table:formula="of:=AVERAGE([.H20:.H29])" office:value-type="float" office:value="1277306.8" calcext:value-type="float">
            <text:p>1277306.8</text:p>
          </table:table-cell>
          <table:table-cell table:style-name="ce8" table:formula="of:=AVERAGE([.I20:.I29])" office:value-type="float" office:value="1304328.2" calcext:value-type="float">
            <text:p>1304328.2</text:p>
          </table:table-cell>
          <table:table-cell table:style-name="ce8" table:formula="of:=AVERAGE([.J20:.J29])" office:value-type="float" office:value="1813091.9" calcext:value-type="float">
            <text:p>1813091.9</text:p>
          </table:table-cell>
          <table:table-cell table:style-name="ce8" table:formula="of:=AVERAGE([.K20:.K29])" office:value-type="float" office:value="1264645.3" calcext:value-type="float">
            <text:p>1264645.3</text:p>
          </table:table-cell>
          <table:table-cell table:style-name="ce8" table:number-columns-repeated="1013"/>
        </table:table-row>
        <table:table-row table:style-name="ro1">
          <table:table-cell table:style-name="ce8"/>
          <table:table-cell table:style-name="ce8" table:formula="of:=[.$A30]/[.B30]" office:value-type="float" office:value="0.703407494032211" calcext:value-type="float">
            <text:p>0.703407494032211</text:p>
          </table:table-cell>
          <table:table-cell table:style-name="ce8" table:formula="of:=[.$A30]/[.C30]" office:value-type="float" office:value="0.715248231743298" calcext:value-type="float">
            <text:p>0.715248231743298</text:p>
          </table:table-cell>
          <table:table-cell table:style-name="ce8" table:formula="of:=[.$A30]/[.D30]" office:value-type="float" office:value="1.81239546788188" calcext:value-type="float">
            <text:p>1.81239546788188</text:p>
          </table:table-cell>
          <table:table-cell table:style-name="ce8" table:formula="of:=[.$A30]/[.E30]" office:value-type="float" office:value="2.07084208855714" calcext:value-type="float">
            <text:p>2.07084208855714</text:p>
          </table:table-cell>
          <table:table-cell table:style-name="ce8" table:formula="of:=[.$A30]/[.F30]" office:value-type="float" office:value="3.8800746748178" calcext:value-type="float">
            <text:p>3.8800746748178</text:p>
          </table:table-cell>
          <table:table-cell table:style-name="ce8" table:formula="of:=[.$A30]/[.G30]" office:value-type="float" office:value="4.5687008212853" calcext:value-type="float">
            <text:p>4.5687008212853</text:p>
          </table:table-cell>
          <table:table-cell table:style-name="ce8" table:formula="of:=[.$A30]/[.H30]" office:value-type="float" office:value="5.29055313883869" calcext:value-type="float">
            <text:p>5.29055313883869</text:p>
          </table:table-cell>
          <table:table-cell table:style-name="ce8" table:formula="of:=[.$A30]/[.I30]" office:value-type="float" office:value="5.1809502393646" calcext:value-type="float">
            <text:p>5.1809502393646</text:p>
          </table:table-cell>
          <table:table-cell table:style-name="ce8" table:formula="of:=[.$A30]/[.J30]" office:value-type="float" office:value="3.72714670447758" calcext:value-type="float">
            <text:p>3.72714670447758</text:p>
          </table:table-cell>
          <table:table-cell table:style-name="ce8" table:formula="of:=[.$A30]/[.K30]" office:value-type="float" office:value="5.3435216182751" calcext:value-type="float">
            <text:p>5.3435216182751</text:p>
          </table:table-cell>
          <table:table-cell table:style-name="ce8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27226119" calcext:value-type="float">
            <text:p>27226119</text:p>
          </table:table-cell>
          <table:table-cell office:value-type="float" office:value="37901951" calcext:value-type="float">
            <text:p>37901951</text:p>
          </table:table-cell>
          <table:table-cell office:value-type="float" office:value="37846803" calcext:value-type="float">
            <text:p>37846803</text:p>
          </table:table-cell>
          <table:table-cell office:value-type="float" office:value="14630871" calcext:value-type="float">
            <text:p>14630871</text:p>
          </table:table-cell>
          <table:table-cell office:value-type="float" office:value="12967961" calcext:value-type="float">
            <text:p>12967961</text:p>
          </table:table-cell>
          <table:table-cell office:value-type="float" office:value="6681791" calcext:value-type="float">
            <text:p>6681791</text:p>
          </table:table-cell>
          <table:table-cell office:value-type="float" office:value="5799826" calcext:value-type="float">
            <text:p>5799826</text:p>
          </table:table-cell>
          <table:table-cell office:value-type="float" office:value="4124803" calcext:value-type="float">
            <text:p>4124803</text:p>
          </table:table-cell>
          <table:table-cell office:value-type="float" office:value="4250241" calcext:value-type="float">
            <text:p>4250241</text:p>
          </table:table-cell>
          <table:table-cell office:value-type="float" office:value="6719800" calcext:value-type="float">
            <text:p>6719800</text:p>
          </table:table-cell>
          <table:table-cell office:value-type="float" office:value="4524920" calcext:value-type="float">
            <text:p>4524920</text:p>
          </table:table-cell>
          <table:table-cell table:number-columns-repeated="1013"/>
        </table:table-row>
        <table:table-row table:style-name="ro1">
          <table:table-cell office:value-type="float" office:value="27091615" calcext:value-type="float">
            <text:p>27091615</text:p>
          </table:table-cell>
          <table:table-cell office:value-type="float" office:value="37864957" calcext:value-type="float">
            <text:p>37864957</text:p>
          </table:table-cell>
          <table:table-cell office:value-type="float" office:value="37743694" calcext:value-type="float">
            <text:p>37743694</text:p>
          </table:table-cell>
          <table:table-cell office:value-type="float" office:value="14535998" calcext:value-type="float">
            <text:p>14535998</text:p>
          </table:table-cell>
          <table:table-cell office:value-type="float" office:value="13085943" calcext:value-type="float">
            <text:p>13085943</text:p>
          </table:table-cell>
          <table:table-cell office:value-type="float" office:value="6783935" calcext:value-type="float">
            <text:p>6783935</text:p>
          </table:table-cell>
          <table:table-cell office:value-type="float" office:value="5845838" calcext:value-type="float">
            <text:p>5845838</text:p>
          </table:table-cell>
          <table:table-cell office:value-type="float" office:value="4120324" calcext:value-type="float">
            <text:p>4120324</text:p>
          </table:table-cell>
          <table:table-cell office:value-type="float" office:value="4394938" calcext:value-type="float">
            <text:p>4394938</text:p>
          </table:table-cell>
          <table:table-cell office:value-type="float" office:value="5712354" calcext:value-type="float">
            <text:p>5712354</text:p>
          </table:table-cell>
          <table:table-cell office:value-type="float" office:value="4164149" calcext:value-type="float">
            <text:p>4164149</text:p>
          </table:table-cell>
          <table:table-cell table:number-columns-repeated="1013"/>
        </table:table-row>
        <table:table-row table:style-name="ro1">
          <table:table-cell office:value-type="float" office:value="27350664" calcext:value-type="float">
            <text:p>27350664</text:p>
          </table:table-cell>
          <table:table-cell office:value-type="float" office:value="37894059" calcext:value-type="float">
            <text:p>37894059</text:p>
          </table:table-cell>
          <table:table-cell office:value-type="float" office:value="37763339" calcext:value-type="float">
            <text:p>37763339</text:p>
          </table:table-cell>
          <table:table-cell office:value-type="float" office:value="14661229" calcext:value-type="float">
            <text:p>14661229</text:p>
          </table:table-cell>
          <table:table-cell office:value-type="float" office:value="13105837" calcext:value-type="float">
            <text:p>13105837</text:p>
          </table:table-cell>
          <table:table-cell office:value-type="float" office:value="6685249" calcext:value-type="float">
            <text:p>6685249</text:p>
          </table:table-cell>
          <table:table-cell office:value-type="float" office:value="5926922" calcext:value-type="float">
            <text:p>5926922</text:p>
          </table:table-cell>
          <table:table-cell office:value-type="float" office:value="4153678" calcext:value-type="float">
            <text:p>4153678</text:p>
          </table:table-cell>
          <table:table-cell office:value-type="float" office:value="4305619" calcext:value-type="float">
            <text:p>4305619</text:p>
          </table:table-cell>
          <table:table-cell office:value-type="float" office:value="6030775" calcext:value-type="float">
            <text:p>6030775</text:p>
          </table:table-cell>
          <table:table-cell office:value-type="float" office:value="5862049" calcext:value-type="float">
            <text:p>5862049</text:p>
          </table:table-cell>
          <table:table-cell table:number-columns-repeated="1013"/>
        </table:table-row>
        <table:table-row table:style-name="ro1">
          <table:table-cell office:value-type="float" office:value="27702868" calcext:value-type="float">
            <text:p>27702868</text:p>
          </table:table-cell>
          <table:table-cell office:value-type="float" office:value="38253914" calcext:value-type="float">
            <text:p>38253914</text:p>
          </table:table-cell>
          <table:table-cell office:value-type="float" office:value="38663338" calcext:value-type="float">
            <text:p>38663338</text:p>
          </table:table-cell>
          <table:table-cell office:value-type="float" office:value="14704589" calcext:value-type="float">
            <text:p>14704589</text:p>
          </table:table-cell>
          <table:table-cell office:value-type="float" office:value="13147340" calcext:value-type="float">
            <text:p>13147340</text:p>
          </table:table-cell>
          <table:table-cell office:value-type="float" office:value="6801079" calcext:value-type="float">
            <text:p>6801079</text:p>
          </table:table-cell>
          <table:table-cell office:value-type="float" office:value="5878601" calcext:value-type="float">
            <text:p>5878601</text:p>
          </table:table-cell>
          <table:table-cell office:value-type="float" office:value="4261747" calcext:value-type="float">
            <text:p>4261747</text:p>
          </table:table-cell>
          <table:table-cell office:value-type="float" office:value="4403683" calcext:value-type="float">
            <text:p>4403683</text:p>
          </table:table-cell>
          <table:table-cell office:value-type="float" office:value="6606858" calcext:value-type="float">
            <text:p>6606858</text:p>
          </table:table-cell>
          <table:table-cell office:value-type="float" office:value="6964607" calcext:value-type="float">
            <text:p>6964607</text:p>
          </table:table-cell>
          <table:table-cell table:number-columns-repeated="1013"/>
        </table:table-row>
        <table:table-row table:style-name="ro1">
          <table:table-cell office:value-type="float" office:value="27946598" calcext:value-type="float">
            <text:p>27946598</text:p>
          </table:table-cell>
          <table:table-cell office:value-type="float" office:value="38251256" calcext:value-type="float">
            <text:p>38251256</text:p>
          </table:table-cell>
          <table:table-cell office:value-type="float" office:value="37951975" calcext:value-type="float">
            <text:p>37951975</text:p>
          </table:table-cell>
          <table:table-cell office:value-type="float" office:value="14919831" calcext:value-type="float">
            <text:p>14919831</text:p>
          </table:table-cell>
          <table:table-cell office:value-type="float" office:value="12981844" calcext:value-type="float">
            <text:p>12981844</text:p>
          </table:table-cell>
          <table:table-cell office:value-type="float" office:value="6931015" calcext:value-type="float">
            <text:p>6931015</text:p>
          </table:table-cell>
          <table:table-cell office:value-type="float" office:value="5862797" calcext:value-type="float">
            <text:p>5862797</text:p>
          </table:table-cell>
          <table:table-cell office:value-type="float" office:value="4260046" calcext:value-type="float">
            <text:p>4260046</text:p>
          </table:table-cell>
          <table:table-cell office:value-type="float" office:value="4359534" calcext:value-type="float">
            <text:p>4359534</text:p>
          </table:table-cell>
          <table:table-cell office:value-type="float" office:value="6143737" calcext:value-type="float">
            <text:p>6143737</text:p>
          </table:table-cell>
          <table:table-cell office:value-type="float" office:value="6449881" calcext:value-type="float">
            <text:p>6449881</text:p>
          </table:table-cell>
          <table:table-cell table:number-columns-repeated="1013"/>
        </table:table-row>
        <table:table-row table:style-name="ro1">
          <table:table-cell office:value-type="float" office:value="27278408" calcext:value-type="float">
            <text:p>27278408</text:p>
          </table:table-cell>
          <table:table-cell office:value-type="float" office:value="38207241" calcext:value-type="float">
            <text:p>38207241</text:p>
          </table:table-cell>
          <table:table-cell office:value-type="float" office:value="38093762" calcext:value-type="float">
            <text:p>38093762</text:p>
          </table:table-cell>
          <table:table-cell office:value-type="float" office:value="14592416" calcext:value-type="float">
            <text:p>14592416</text:p>
          </table:table-cell>
          <table:table-cell office:value-type="float" office:value="13058293" calcext:value-type="float">
            <text:p>13058293</text:p>
          </table:table-cell>
          <table:table-cell office:value-type="float" office:value="6686237" calcext:value-type="float">
            <text:p>6686237</text:p>
          </table:table-cell>
          <table:table-cell office:value-type="float" office:value="5915224" calcext:value-type="float">
            <text:p>5915224</text:p>
          </table:table-cell>
          <table:table-cell office:value-type="float" office:value="4254150" calcext:value-type="float">
            <text:p>4254150</text:p>
          </table:table-cell>
          <table:table-cell office:value-type="float" office:value="4321945" calcext:value-type="float">
            <text:p>4321945</text:p>
          </table:table-cell>
          <table:table-cell office:value-type="float" office:value="6176469" calcext:value-type="float">
            <text:p>6176469</text:p>
          </table:table-cell>
          <table:table-cell office:value-type="float" office:value="7819543" calcext:value-type="float">
            <text:p>7819543</text:p>
          </table:table-cell>
          <table:table-cell table:number-columns-repeated="1013"/>
        </table:table-row>
        <table:table-row table:style-name="ro1">
          <table:table-cell office:value-type="float" office:value="27664683" calcext:value-type="float">
            <text:p>27664683</text:p>
          </table:table-cell>
          <table:table-cell office:value-type="float" office:value="38100113" calcext:value-type="float">
            <text:p>38100113</text:p>
          </table:table-cell>
          <table:table-cell office:value-type="float" office:value="38172121" calcext:value-type="float">
            <text:p>38172121</text:p>
          </table:table-cell>
          <table:table-cell office:value-type="float" office:value="14596973" calcext:value-type="float">
            <text:p>14596973</text:p>
          </table:table-cell>
          <table:table-cell office:value-type="float" office:value="13130994" calcext:value-type="float">
            <text:p>13130994</text:p>
          </table:table-cell>
          <table:table-cell office:value-type="float" office:value="6693816" calcext:value-type="float">
            <text:p>6693816</text:p>
          </table:table-cell>
          <table:table-cell office:value-type="float" office:value="5922875" calcext:value-type="float">
            <text:p>5922875</text:p>
          </table:table-cell>
          <table:table-cell office:value-type="float" office:value="4190373" calcext:value-type="float">
            <text:p>4190373</text:p>
          </table:table-cell>
          <table:table-cell office:value-type="float" office:value="4440222" calcext:value-type="float">
            <text:p>4440222</text:p>
          </table:table-cell>
          <table:table-cell office:value-type="float" office:value="7982330" calcext:value-type="float">
            <text:p>7982330</text:p>
          </table:table-cell>
          <table:table-cell office:value-type="float" office:value="8130836" calcext:value-type="float">
            <text:p>8130836</text:p>
          </table:table-cell>
          <table:table-cell table:number-columns-repeated="1013"/>
        </table:table-row>
        <table:table-row table:style-name="ro1">
          <table:table-cell office:value-type="float" office:value="27008390" calcext:value-type="float">
            <text:p>27008390</text:p>
          </table:table-cell>
          <table:table-cell office:value-type="float" office:value="38039741" calcext:value-type="float">
            <text:p>38039741</text:p>
          </table:table-cell>
          <table:table-cell office:value-type="float" office:value="38365060" calcext:value-type="float">
            <text:p>38365060</text:p>
          </table:table-cell>
          <table:table-cell office:value-type="float" office:value="14750711" calcext:value-type="float">
            <text:p>14750711</text:p>
          </table:table-cell>
          <table:table-cell office:value-type="float" office:value="13195750" calcext:value-type="float">
            <text:p>13195750</text:p>
          </table:table-cell>
          <table:table-cell office:value-type="float" office:value="6682554" calcext:value-type="float">
            <text:p>6682554</text:p>
          </table:table-cell>
          <table:table-cell office:value-type="float" office:value="5858735" calcext:value-type="float">
            <text:p>5858735</text:p>
          </table:table-cell>
          <table:table-cell office:value-type="float" office:value="4120828" calcext:value-type="float">
            <text:p>4120828</text:p>
          </table:table-cell>
          <table:table-cell office:value-type="float" office:value="4426060" calcext:value-type="float">
            <text:p>4426060</text:p>
          </table:table-cell>
          <table:table-cell office:value-type="float" office:value="5809390" calcext:value-type="float">
            <text:p>5809390</text:p>
          </table:table-cell>
          <table:table-cell office:value-type="float" office:value="7450379" calcext:value-type="float">
            <text:p>7450379</text:p>
          </table:table-cell>
          <table:table-cell table:number-columns-repeated="1013"/>
        </table:table-row>
        <table:table-row table:style-name="ro1">
          <table:table-cell office:value-type="float" office:value="27462765" calcext:value-type="float">
            <text:p>27462765</text:p>
          </table:table-cell>
          <table:table-cell office:value-type="float" office:value="37949708" calcext:value-type="float">
            <text:p>37949708</text:p>
          </table:table-cell>
          <table:table-cell office:value-type="float" office:value="38234925" calcext:value-type="float">
            <text:p>38234925</text:p>
          </table:table-cell>
          <table:table-cell office:value-type="float" office:value="14634204" calcext:value-type="float">
            <text:p>14634204</text:p>
          </table:table-cell>
          <table:table-cell office:value-type="float" office:value="13155164" calcext:value-type="float">
            <text:p>13155164</text:p>
          </table:table-cell>
          <table:table-cell office:value-type="float" office:value="6797194" calcext:value-type="float">
            <text:p>6797194</text:p>
          </table:table-cell>
          <table:table-cell office:value-type="float" office:value="5834162" calcext:value-type="float">
            <text:p>5834162</text:p>
          </table:table-cell>
          <table:table-cell office:value-type="float" office:value="4203834" calcext:value-type="float">
            <text:p>4203834</text:p>
          </table:table-cell>
          <table:table-cell office:value-type="float" office:value="4348183" calcext:value-type="float">
            <text:p>4348183</text:p>
          </table:table-cell>
          <table:table-cell office:value-type="float" office:value="5999168" calcext:value-type="float">
            <text:p>5999168</text:p>
          </table:table-cell>
          <table:table-cell office:value-type="float" office:value="6301635" calcext:value-type="float">
            <text:p>6301635</text:p>
          </table:table-cell>
          <table:table-cell table:number-columns-repeated="1013"/>
        </table:table-row>
        <table:table-row table:style-name="ro1">
          <table:table-cell office:value-type="float" office:value="26886896" calcext:value-type="float">
            <text:p>26886896</text:p>
          </table:table-cell>
          <table:table-cell office:value-type="float" office:value="38003184" calcext:value-type="float">
            <text:p>38003184</text:p>
          </table:table-cell>
          <table:table-cell office:value-type="float" office:value="38046684" calcext:value-type="float">
            <text:p>38046684</text:p>
          </table:table-cell>
          <table:table-cell office:value-type="float" office:value="14520480" calcext:value-type="float">
            <text:p>14520480</text:p>
          </table:table-cell>
          <table:table-cell office:value-type="float" office:value="13076576" calcext:value-type="float">
            <text:p>13076576</text:p>
          </table:table-cell>
          <table:table-cell office:value-type="float" office:value="6686296" calcext:value-type="float">
            <text:p>6686296</text:p>
          </table:table-cell>
          <table:table-cell office:value-type="float" office:value="5809978" calcext:value-type="float">
            <text:p>5809978</text:p>
          </table:table-cell>
          <table:table-cell office:value-type="float" office:value="4056206" calcext:value-type="float">
            <text:p>4056206</text:p>
          </table:table-cell>
          <table:table-cell office:value-type="float" office:value="4320470" calcext:value-type="float">
            <text:p>4320470</text:p>
          </table:table-cell>
          <table:table-cell office:value-type="float" office:value="5633323" calcext:value-type="float">
            <text:p>5633323</text:p>
          </table:table-cell>
          <table:table-cell office:value-type="float" office:value="7649413" calcext:value-type="float">
            <text:p>7649413</text:p>
          </table:table-cell>
          <table:table-cell table:number-columns-repeated="1013"/>
        </table:table-row>
        <table:table-row table:style-name="ro1">
          <table:table-cell table:style-name="ce8" table:formula="of:=AVERAGE([.A36:.A45])" office:value-type="float" office:value="27361900.6" calcext:value-type="float">
            <text:p>27361900.6</text:p>
          </table:table-cell>
          <table:table-cell table:style-name="ce8" table:formula="of:=AVERAGE([.B36:.B45])" office:value-type="float" office:value="38046612.4" calcext:value-type="float">
            <text:p>38046612.4</text:p>
          </table:table-cell>
          <table:table-cell table:style-name="ce8" table:formula="of:=AVERAGE([.C36:.C45])" office:value-type="float" office:value="38088170.1" calcext:value-type="float">
            <text:p>38088170.1</text:p>
          </table:table-cell>
          <table:table-cell table:style-name="ce8" table:formula="of:=AVERAGE([.D36:.D45])" office:value-type="float" office:value="14654730.2" calcext:value-type="float">
            <text:p>14654730.2</text:p>
          </table:table-cell>
          <table:table-cell table:style-name="ce8" table:formula="of:=AVERAGE([.E36:.E45])" office:value-type="float" office:value="13090570.2" calcext:value-type="float">
            <text:p>13090570.2</text:p>
          </table:table-cell>
          <table:table-cell table:style-name="ce8" table:formula="of:=AVERAGE([.F36:.F45])" office:value-type="float" office:value="6742916.6" calcext:value-type="float">
            <text:p>6742916.6</text:p>
          </table:table-cell>
          <table:table-cell table:style-name="ce8" table:formula="of:=AVERAGE([.G36:.G45])" office:value-type="float" office:value="5865495.8" calcext:value-type="float">
            <text:p>5865495.8</text:p>
          </table:table-cell>
          <table:table-cell table:style-name="ce8" table:formula="of:=AVERAGE([.H36:.H45])" office:value-type="float" office:value="4174598.9" calcext:value-type="float">
            <text:p>4174598.9</text:p>
          </table:table-cell>
          <table:table-cell table:style-name="ce8" table:formula="of:=AVERAGE([.I36:.I45])" office:value-type="float" office:value="4357089.5" calcext:value-type="float">
            <text:p>4357089.5</text:p>
          </table:table-cell>
          <table:table-cell table:style-name="ce8" table:formula="of:=AVERAGE([.J36:.J45])" office:value-type="float" office:value="6281420.4" calcext:value-type="float">
            <text:p>6281420.4</text:p>
          </table:table-cell>
          <table:table-cell table:style-name="ce8" table:formula="of:=AVERAGE([.K36:.K45])" office:value-type="float" office:value="6531741.2" calcext:value-type="float">
            <text:p>6531741.2</text:p>
          </table:table-cell>
          <table:table-cell table:style-name="ce8" table:number-columns-repeated="1013"/>
        </table:table-row>
        <table:table-row table:style-name="ro1">
          <table:table-cell table:style-name="ce8"/>
          <table:table-cell table:style-name="ce8" table:formula="of:=[.$A46]/[.B46]" office:value-type="float" office:value="0.719167854218737" calcext:value-type="float">
            <text:p>0.719167854218737</text:p>
          </table:table-cell>
          <table:table-cell table:style-name="ce8" table:formula="of:=[.$A46]/[.C46]" office:value-type="float" office:value="0.718383175882739" calcext:value-type="float">
            <text:p>0.718383175882739</text:p>
          </table:table-cell>
          <table:table-cell table:style-name="ce8" table:formula="of:=[.$A46]/[.D46]" office:value-type="float" office:value="1.86710367414338" calcext:value-type="float">
            <text:p>1.86710367414338</text:p>
          </table:table-cell>
          <table:table-cell table:style-name="ce8" table:formula="of:=[.$A46]/[.E46]" office:value-type="float" office:value="2.09019929475647" calcext:value-type="float">
            <text:p>2.09019929475647</text:p>
          </table:table-cell>
          <table:table-cell table:style-name="ce8" table:formula="of:=[.$A46]/[.F46]" office:value-type="float" office:value="4.05787320578754" calcext:value-type="float">
            <text:p>4.05787320578754</text:p>
          </table:table-cell>
          <table:table-cell table:style-name="ce8" table:formula="of:=[.$A46]/[.G46]" office:value-type="float" office:value="4.66489134643997" calcext:value-type="float">
            <text:p>4.66489134643997</text:p>
          </table:table-cell>
          <table:table-cell table:style-name="ce8" table:formula="of:=[.$A46]/[.H46]" office:value-type="float" office:value="6.55437833800033" calcext:value-type="float">
            <text:p>6.55437833800033</text:p>
          </table:table-cell>
          <table:table-cell table:style-name="ce8" table:formula="of:=[.$A46]/[.I46]" office:value-type="float" office:value="6.27985736808941" calcext:value-type="float">
            <text:p>6.27985736808941</text:p>
          </table:table-cell>
          <table:table-cell table:style-name="ce8" table:formula="of:=[.$A46]/[.J46]" office:value-type="float" office:value="4.35600530733463" calcext:value-type="float">
            <text:p>4.35600530733463</text:p>
          </table:table-cell>
          <table:table-cell table:style-name="ce8" table:formula="of:=[.$A46]/[.K46]" office:value-type="float" office:value="4.18906686015055" calcext:value-type="float">
            <text:p>4.18906686015055</text:p>
          </table:table-cell>
          <table:table-cell table:style-name="ce8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61220036" calcext:value-type="float">
            <text:p>61220036</text:p>
          </table:table-cell>
          <table:table-cell office:value-type="float" office:value="88553733" calcext:value-type="float">
            <text:p>88553733</text:p>
          </table:table-cell>
          <table:table-cell office:value-type="float" office:value="86990424" calcext:value-type="float">
            <text:p>86990424</text:p>
          </table:table-cell>
          <table:table-cell office:value-type="float" office:value="33229682" calcext:value-type="float">
            <text:p>33229682</text:p>
          </table:table-cell>
          <table:table-cell office:value-type="float" office:value="30177405" calcext:value-type="float">
            <text:p>30177405</text:p>
          </table:table-cell>
          <table:table-cell office:value-type="float" office:value="15782672" calcext:value-type="float">
            <text:p>15782672</text:p>
          </table:table-cell>
          <table:table-cell office:value-type="float" office:value="13851748" calcext:value-type="float">
            <text:p>13851748</text:p>
          </table:table-cell>
          <table:table-cell office:value-type="float" office:value="9979066" calcext:value-type="float">
            <text:p>9979066</text:p>
          </table:table-cell>
          <table:table-cell office:value-type="float" office:value="10651772" calcext:value-type="float">
            <text:p>10651772</text:p>
          </table:table-cell>
          <table:table-cell office:value-type="float" office:value="13908003" calcext:value-type="float">
            <text:p>13908003</text:p>
          </table:table-cell>
          <table:table-cell office:value-type="float" office:value="12973749" calcext:value-type="float">
            <text:p>12973749</text:p>
          </table:table-cell>
          <table:table-cell table:number-columns-repeated="1013"/>
        </table:table-row>
        <table:table-row table:style-name="ro1">
          <table:table-cell office:value-type="float" office:value="60834623" calcext:value-type="float">
            <text:p>60834623</text:p>
          </table:table-cell>
          <table:table-cell office:value-type="float" office:value="87161026" calcext:value-type="float">
            <text:p>87161026</text:p>
          </table:table-cell>
          <table:table-cell office:value-type="float" office:value="89550926" calcext:value-type="float">
            <text:p>89550926</text:p>
          </table:table-cell>
          <table:table-cell office:value-type="float" office:value="33615438" calcext:value-type="float">
            <text:p>33615438</text:p>
          </table:table-cell>
          <table:table-cell office:value-type="float" office:value="30837892" calcext:value-type="float">
            <text:p>30837892</text:p>
          </table:table-cell>
          <table:table-cell office:value-type="float" office:value="15916976" calcext:value-type="float">
            <text:p>15916976</text:p>
          </table:table-cell>
          <table:table-cell office:value-type="float" office:value="13502267" calcext:value-type="float">
            <text:p>13502267</text:p>
          </table:table-cell>
          <table:table-cell office:value-type="float" office:value="10822017" calcext:value-type="float">
            <text:p>10822017</text:p>
          </table:table-cell>
          <table:table-cell office:value-type="float" office:value="10913684" calcext:value-type="float">
            <text:p>10913684</text:p>
          </table:table-cell>
          <table:table-cell office:value-type="float" office:value="14700867" calcext:value-type="float">
            <text:p>14700867</text:p>
          </table:table-cell>
          <table:table-cell office:value-type="float" office:value="14723832" calcext:value-type="float">
            <text:p>14723832</text:p>
          </table:table-cell>
          <table:table-cell table:number-columns-repeated="1013"/>
        </table:table-row>
        <table:table-row table:style-name="ro1">
          <table:table-cell office:value-type="float" office:value="60352886" calcext:value-type="float">
            <text:p>60352886</text:p>
          </table:table-cell>
          <table:table-cell office:value-type="float" office:value="91747541" calcext:value-type="float">
            <text:p>91747541</text:p>
          </table:table-cell>
          <table:table-cell office:value-type="float" office:value="90048054" calcext:value-type="float">
            <text:p>90048054</text:p>
          </table:table-cell>
          <table:table-cell office:value-type="float" office:value="35651542" calcext:value-type="float">
            <text:p>35651542</text:p>
          </table:table-cell>
          <table:table-cell office:value-type="float" office:value="31067341" calcext:value-type="float">
            <text:p>31067341</text:p>
          </table:table-cell>
          <table:table-cell office:value-type="float" office:value="16855953" calcext:value-type="float">
            <text:p>16855953</text:p>
          </table:table-cell>
          <table:table-cell office:value-type="float" office:value="14152142" calcext:value-type="float">
            <text:p>14152142</text:p>
          </table:table-cell>
          <table:table-cell office:value-type="float" office:value="10647951" calcext:value-type="float">
            <text:p>10647951</text:p>
          </table:table-cell>
          <table:table-cell office:value-type="float" office:value="11096015" calcext:value-type="float">
            <text:p>11096015</text:p>
          </table:table-cell>
          <table:table-cell office:value-type="float" office:value="13112157" calcext:value-type="float">
            <text:p>13112157</text:p>
          </table:table-cell>
          <table:table-cell office:value-type="float" office:value="12611530" calcext:value-type="float">
            <text:p>12611530</text:p>
          </table:table-cell>
          <table:table-cell table:number-columns-repeated="1013"/>
        </table:table-row>
        <table:table-row table:style-name="ro1">
          <table:table-cell office:value-type="float" office:value="61999936" calcext:value-type="float">
            <text:p>61999936</text:p>
          </table:table-cell>
          <table:table-cell office:value-type="float" office:value="88665022" calcext:value-type="float">
            <text:p>88665022</text:p>
          </table:table-cell>
          <table:table-cell office:value-type="float" office:value="91983465" calcext:value-type="float">
            <text:p>91983465</text:p>
          </table:table-cell>
          <table:table-cell office:value-type="float" office:value="33410398" calcext:value-type="float">
            <text:p>33410398</text:p>
          </table:table-cell>
          <table:table-cell office:value-type="float" office:value="30898917" calcext:value-type="float">
            <text:p>30898917</text:p>
          </table:table-cell>
          <table:table-cell office:value-type="float" office:value="15636925" calcext:value-type="float">
            <text:p>15636925</text:p>
          </table:table-cell>
          <table:table-cell office:value-type="float" office:value="14250221" calcext:value-type="float">
            <text:p>14250221</text:p>
          </table:table-cell>
          <table:table-cell office:value-type="float" office:value="10085818" calcext:value-type="float">
            <text:p>10085818</text:p>
          </table:table-cell>
          <table:table-cell office:value-type="float" office:value="11633067" calcext:value-type="float">
            <text:p>11633067</text:p>
          </table:table-cell>
          <table:table-cell office:value-type="float" office:value="12024325" calcext:value-type="float">
            <text:p>12024325</text:p>
          </table:table-cell>
          <table:table-cell office:value-type="float" office:value="14958648" calcext:value-type="float">
            <text:p>14958648</text:p>
          </table:table-cell>
          <table:table-cell table:number-columns-repeated="1013"/>
        </table:table-row>
        <table:table-row table:style-name="ro1">
          <table:table-cell office:value-type="float" office:value="61019081" calcext:value-type="float">
            <text:p>61019081</text:p>
          </table:table-cell>
          <table:table-cell office:value-type="float" office:value="86955726" calcext:value-type="float">
            <text:p>86955726</text:p>
          </table:table-cell>
          <table:table-cell office:value-type="float" office:value="88859112" calcext:value-type="float">
            <text:p>88859112</text:p>
          </table:table-cell>
          <table:table-cell office:value-type="float" office:value="33371758" calcext:value-type="float">
            <text:p>33371758</text:p>
          </table:table-cell>
          <table:table-cell office:value-type="float" office:value="30439111" calcext:value-type="float">
            <text:p>30439111</text:p>
          </table:table-cell>
          <table:table-cell office:value-type="float" office:value="15712647" calcext:value-type="float">
            <text:p>15712647</text:p>
          </table:table-cell>
          <table:table-cell office:value-type="float" office:value="13808799" calcext:value-type="float">
            <text:p>13808799</text:p>
          </table:table-cell>
          <table:table-cell office:value-type="float" office:value="10047537" calcext:value-type="float">
            <text:p>10047537</text:p>
          </table:table-cell>
          <table:table-cell office:value-type="float" office:value="11035025" calcext:value-type="float">
            <text:p>11035025</text:p>
          </table:table-cell>
          <table:table-cell office:value-type="float" office:value="11180474" calcext:value-type="float">
            <text:p>11180474</text:p>
          </table:table-cell>
          <table:table-cell office:value-type="float" office:value="10446287" calcext:value-type="float">
            <text:p>10446287</text:p>
          </table:table-cell>
          <table:table-cell table:number-columns-repeated="1013"/>
        </table:table-row>
        <table:table-row table:style-name="ro1">
          <table:table-cell office:value-type="float" office:value="61519453" calcext:value-type="float">
            <text:p>61519453</text:p>
          </table:table-cell>
          <table:table-cell office:value-type="float" office:value="88459961" calcext:value-type="float">
            <text:p>88459961</text:p>
          </table:table-cell>
          <table:table-cell office:value-type="float" office:value="88107502" calcext:value-type="float">
            <text:p>88107502</text:p>
          </table:table-cell>
          <table:table-cell office:value-type="float" office:value="33565225" calcext:value-type="float">
            <text:p>33565225</text:p>
          </table:table-cell>
          <table:table-cell office:value-type="float" office:value="30533870" calcext:value-type="float">
            <text:p>30533870</text:p>
          </table:table-cell>
          <table:table-cell office:value-type="float" office:value="15268153" calcext:value-type="float">
            <text:p>15268153</text:p>
          </table:table-cell>
          <table:table-cell office:value-type="float" office:value="14088103" calcext:value-type="float">
            <text:p>14088103</text:p>
          </table:table-cell>
          <table:table-cell office:value-type="float" office:value="9970196" calcext:value-type="float">
            <text:p>9970196</text:p>
          </table:table-cell>
          <table:table-cell office:value-type="float" office:value="9949832" calcext:value-type="float">
            <text:p>9949832</text:p>
          </table:table-cell>
          <table:table-cell office:value-type="float" office:value="18112131" calcext:value-type="float">
            <text:p>18112131</text:p>
          </table:table-cell>
          <table:table-cell office:value-type="float" office:value="13885760" calcext:value-type="float">
            <text:p>13885760</text:p>
          </table:table-cell>
          <table:table-cell table:number-columns-repeated="1013"/>
        </table:table-row>
        <table:table-row table:style-name="ro1">
          <table:table-cell office:value-type="float" office:value="61635800" calcext:value-type="float">
            <text:p>61635800</text:p>
          </table:table-cell>
          <table:table-cell office:value-type="float" office:value="87163807" calcext:value-type="float">
            <text:p>87163807</text:p>
          </table:table-cell>
          <table:table-cell office:value-type="float" office:value="87308569" calcext:value-type="float">
            <text:p>87308569</text:p>
          </table:table-cell>
          <table:table-cell office:value-type="float" office:value="33156242" calcext:value-type="float">
            <text:p>33156242</text:p>
          </table:table-cell>
          <table:table-cell office:value-type="float" office:value="29684655" calcext:value-type="float">
            <text:p>29684655</text:p>
          </table:table-cell>
          <table:table-cell office:value-type="float" office:value="15683959" calcext:value-type="float">
            <text:p>15683959</text:p>
          </table:table-cell>
          <table:table-cell office:value-type="float" office:value="13461821" calcext:value-type="float">
            <text:p>13461821</text:p>
          </table:table-cell>
          <table:table-cell office:value-type="float" office:value="9990680" calcext:value-type="float">
            <text:p>9990680</text:p>
          </table:table-cell>
          <table:table-cell office:value-type="float" office:value="10731869" calcext:value-type="float">
            <text:p>10731869</text:p>
          </table:table-cell>
          <table:table-cell office:value-type="float" office:value="13582543" calcext:value-type="float">
            <text:p>13582543</text:p>
          </table:table-cell>
          <table:table-cell office:value-type="float" office:value="16720895" calcext:value-type="float">
            <text:p>16720895</text:p>
          </table:table-cell>
          <table:table-cell table:number-columns-repeated="1013"/>
        </table:table-row>
        <table:table-row table:style-name="ro1">
          <table:table-cell office:value-type="float" office:value="60872816" calcext:value-type="float">
            <text:p>60872816</text:p>
          </table:table-cell>
          <table:table-cell office:value-type="float" office:value="86930447" calcext:value-type="float">
            <text:p>86930447</text:p>
          </table:table-cell>
          <table:table-cell office:value-type="float" office:value="87469455" calcext:value-type="float">
            <text:p>87469455</text:p>
          </table:table-cell>
          <table:table-cell office:value-type="float" office:value="33803587" calcext:value-type="float">
            <text:p>33803587</text:p>
          </table:table-cell>
          <table:table-cell office:value-type="float" office:value="29929872" calcext:value-type="float">
            <text:p>29929872</text:p>
          </table:table-cell>
          <table:table-cell office:value-type="float" office:value="15645676" calcext:value-type="float">
            <text:p>15645676</text:p>
          </table:table-cell>
          <table:table-cell office:value-type="float" office:value="13627596" calcext:value-type="float">
            <text:p>13627596</text:p>
          </table:table-cell>
          <table:table-cell office:value-type="float" office:value="10031458" calcext:value-type="float">
            <text:p>10031458</text:p>
          </table:table-cell>
          <table:table-cell office:value-type="float" office:value="10567589" calcext:value-type="float">
            <text:p>10567589</text:p>
          </table:table-cell>
          <table:table-cell office:value-type="float" office:value="13102809" calcext:value-type="float">
            <text:p>13102809</text:p>
          </table:table-cell>
          <table:table-cell office:value-type="float" office:value="12736338" calcext:value-type="float">
            <text:p>12736338</text:p>
          </table:table-cell>
          <table:table-cell table:number-columns-repeated="1013"/>
        </table:table-row>
        <table:table-row table:style-name="ro1">
          <table:table-cell office:value-type="float" office:value="61132634" calcext:value-type="float">
            <text:p>61132634</text:p>
          </table:table-cell>
          <table:table-cell office:value-type="float" office:value="88012711" calcext:value-type="float">
            <text:p>88012711</text:p>
          </table:table-cell>
          <table:table-cell office:value-type="float" office:value="87569731" calcext:value-type="float">
            <text:p>87569731</text:p>
          </table:table-cell>
          <table:table-cell office:value-type="float" office:value="34037418" calcext:value-type="float">
            <text:p>34037418</text:p>
          </table:table-cell>
          <table:table-cell office:value-type="float" office:value="30499107" calcext:value-type="float">
            <text:p>30499107</text:p>
          </table:table-cell>
          <table:table-cell office:value-type="float" office:value="15717896" calcext:value-type="float">
            <text:p>15717896</text:p>
          </table:table-cell>
          <table:table-cell office:value-type="float" office:value="13581856" calcext:value-type="float">
            <text:p>13581856</text:p>
          </table:table-cell>
          <table:table-cell office:value-type="float" office:value="10132600" calcext:value-type="float">
            <text:p>10132600</text:p>
          </table:table-cell>
          <table:table-cell office:value-type="float" office:value="10783742" calcext:value-type="float">
            <text:p>10783742</text:p>
          </table:table-cell>
          <table:table-cell office:value-type="float" office:value="13331944" calcext:value-type="float">
            <text:p>13331944</text:p>
          </table:table-cell>
          <table:table-cell office:value-type="float" office:value="10834655" calcext:value-type="float">
            <text:p>10834655</text:p>
          </table:table-cell>
          <table:table-cell table:number-columns-repeated="1013"/>
        </table:table-row>
        <table:table-row table:style-name="ro1">
          <table:table-cell office:value-type="float" office:value="60510610" calcext:value-type="float">
            <text:p>60510610</text:p>
          </table:table-cell>
          <table:table-cell office:value-type="float" office:value="87154125" calcext:value-type="float">
            <text:p>87154125</text:p>
          </table:table-cell>
          <table:table-cell office:value-type="float" office:value="89757809" calcext:value-type="float">
            <text:p>89757809</text:p>
          </table:table-cell>
          <table:table-cell office:value-type="float" office:value="33288533" calcext:value-type="float">
            <text:p>33288533</text:p>
          </table:table-cell>
          <table:table-cell office:value-type="float" office:value="30906709" calcext:value-type="float">
            <text:p>30906709</text:p>
          </table:table-cell>
          <table:table-cell office:value-type="float" office:value="15765737" calcext:value-type="float">
            <text:p>15765737</text:p>
          </table:table-cell>
          <table:table-cell office:value-type="float" office:value="14225421" calcext:value-type="float">
            <text:p>14225421</text:p>
          </table:table-cell>
          <table:table-cell office:value-type="float" office:value="10325676" calcext:value-type="float">
            <text:p>10325676</text:p>
          </table:table-cell>
          <table:table-cell office:value-type="float" office:value="10939737" calcext:value-type="float">
            <text:p>10939737</text:p>
          </table:table-cell>
          <table:table-cell office:value-type="float" office:value="13237105" calcext:value-type="float">
            <text:p>13237105</text:p>
          </table:table-cell>
          <table:table-cell office:value-type="float" office:value="14186682" calcext:value-type="float">
            <text:p>14186682</text:p>
          </table:table-cell>
          <table:table-cell table:number-columns-repeated="1013"/>
        </table:table-row>
        <table:table-row table:style-name="ro1">
          <table:table-cell table:style-name="ce8" table:formula="of:=AVERAGE([.A52:.A61])" office:value-type="float" office:value="61109787.5" calcext:value-type="float">
            <text:p>61109787.5</text:p>
          </table:table-cell>
          <table:table-cell table:style-name="ce8" table:formula="of:=AVERAGE([.B52:.B61])" office:value-type="float" office:value="88080409.9" calcext:value-type="float">
            <text:p>88080409.9</text:p>
          </table:table-cell>
          <table:table-cell table:style-name="ce8" table:formula="of:=AVERAGE([.C52:.C61])" office:value-type="float" office:value="88764504.7" calcext:value-type="float">
            <text:p>88764504.7</text:p>
          </table:table-cell>
          <table:table-cell table:style-name="ce8" table:formula="of:=AVERAGE([.D52:.D61])" office:value-type="float" office:value="33712982.3" calcext:value-type="float">
            <text:p>33712982.3</text:p>
          </table:table-cell>
          <table:table-cell table:style-name="ce8" table:formula="of:=AVERAGE([.E52:.E61])" office:value-type="float" office:value="30497487.9" calcext:value-type="float">
            <text:p>30497487.9</text:p>
          </table:table-cell>
          <table:table-cell table:style-name="ce8" table:formula="of:=AVERAGE([.F52:.F61])" office:value-type="float" office:value="15798659.4" calcext:value-type="float">
            <text:p>15798659.4</text:p>
          </table:table-cell>
          <table:table-cell table:style-name="ce8" table:formula="of:=AVERAGE([.G52:.G61])" office:value-type="float" office:value="13854997.4" calcext:value-type="float">
            <text:p>13854997.4</text:p>
          </table:table-cell>
          <table:table-cell table:style-name="ce8" table:formula="of:=AVERAGE([.H52:.H61])" office:value-type="float" office:value="10203299.9" calcext:value-type="float">
            <text:p>10203299.9</text:p>
          </table:table-cell>
          <table:table-cell table:style-name="ce8" table:formula="of:=AVERAGE([.I52:.I61])" office:value-type="float" office:value="10830233.2" calcext:value-type="float">
            <text:p>10830233.2</text:p>
          </table:table-cell>
          <table:table-cell table:style-name="ce8" table:formula="of:=AVERAGE([.J52:.J61])" office:value-type="float" office:value="13629235.8" calcext:value-type="float">
            <text:p>13629235.8</text:p>
          </table:table-cell>
          <table:table-cell table:style-name="ce8" table:formula="of:=AVERAGE([.K52:.K61])" office:value-type="float" office:value="13407837.6" calcext:value-type="float">
            <text:p>13407837.6</text:p>
          </table:table-cell>
          <table:table-cell table:style-name="ce8" table:number-columns-repeated="1013"/>
        </table:table-row>
        <table:table-row table:style-name="ro1">
          <table:table-cell table:style-name="ce8"/>
          <table:table-cell table:style-name="ce8" table:formula="of:=[.$A62]/[.B62]" office:value-type="float" office:value="0.693795448606331" calcext:value-type="float">
            <text:p>0.693795448606331</text:p>
          </table:table-cell>
          <table:table-cell table:style-name="ce8" table:formula="of:=[.$A62]/[.C62]" office:value-type="float" office:value="0.688448470551765" calcext:value-type="float">
            <text:p>0.688448470551765</text:p>
          </table:table-cell>
          <table:table-cell table:style-name="ce8" table:formula="of:=[.$A62]/[.D62]" office:value-type="float" office:value="1.81264852086373" calcext:value-type="float">
            <text:p>1.81264852086373</text:p>
          </table:table-cell>
          <table:table-cell table:style-name="ce8" table:formula="of:=[.$A62]/[.E62]" office:value-type="float" office:value="2.00376462810237" calcext:value-type="float">
            <text:p>2.00376462810237</text:p>
          </table:table-cell>
          <table:table-cell table:style-name="ce8" table:formula="of:=[.$A62]/[.F62]" office:value-type="float" office:value="3.86803626515298" calcext:value-type="float">
            <text:p>3.86803626515298</text:p>
          </table:table-cell>
          <table:table-cell table:style-name="ce8" table:formula="of:=[.$A62]/[.G62]" office:value-type="float" office:value="4.41066755450997" calcext:value-type="float">
            <text:p>4.41066755450997</text:p>
          </table:table-cell>
          <table:table-cell table:style-name="ce8" table:formula="of:=[.$A62]/[.H62]" office:value-type="float" office:value="5.98921800779373" calcext:value-type="float">
            <text:p>5.98921800779373</text:p>
          </table:table-cell>
          <table:table-cell table:style-name="ce8" table:formula="of:=[.$A62]/[.I62]" office:value-type="float" office:value="5.6425181592581" calcext:value-type="float">
            <text:p>5.6425181592581</text:p>
          </table:table-cell>
          <table:table-cell table:style-name="ce8" table:formula="of:=[.$A62]/[.J62]" office:value-type="float" office:value="4.4837280972129" calcext:value-type="float">
            <text:p>4.4837280972129</text:p>
          </table:table-cell>
          <table:table-cell table:style-name="ce8" table:formula="of:=[.$A62]/[.K62]" office:value-type="float" office:value="4.55776608600928" calcext:value-type="float">
            <text:p>4.55776608600928</text:p>
          </table:table-cell>
          <table:table-cell table:style-name="ce8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8" table:formula="of:=AVERAGE([.B63];[.B47];[.B31];[.B15])" office:value-type="float" office:value="0.70672362386655" calcext:value-type="float">
            <text:p>0.70672362386655</text:p>
          </table:table-cell>
          <table:table-cell table:style-name="ce8" table:formula="of:=AVERAGE([.C63];[.C47];[.C31];[.C15])" office:value-type="float" office:value="0.709963658671173" calcext:value-type="float">
            <text:p>0.709963658671173</text:p>
          </table:table-cell>
          <table:table-cell table:style-name="ce8" table:formula="of:=AVERAGE([.D63];[.D47];[.D31];[.D15])" office:value-type="float" office:value="1.82831788974393" calcext:value-type="float">
            <text:p>1.82831788974393</text:p>
          </table:table-cell>
          <table:table-cell table:style-name="ce8" table:formula="of:=AVERAGE([.E63];[.E47];[.E31];[.E15])" office:value-type="float" office:value="2.05742714952344" calcext:value-type="float">
            <text:p>2.05742714952344</text:p>
          </table:table-cell>
          <table:table-cell table:style-name="ce8" table:formula="of:=AVERAGE([.F63];[.F47];[.F31];[.F15])" office:value-type="float" office:value="3.91138050213094" calcext:value-type="float">
            <text:p>3.91138050213094</text:p>
          </table:table-cell>
          <table:table-cell table:style-name="ce8" table:formula="of:=AVERAGE([.G63];[.G47];[.G31];[.G15])" office:value-type="float" office:value="4.51813395016674" calcext:value-type="float">
            <text:p>4.51813395016674</text:p>
          </table:table-cell>
          <table:table-cell table:style-name="ce8" table:formula="of:=AVERAGE([.H63];[.H47];[.H31];[.H15])" office:value-type="float" office:value="5.70873358458781" calcext:value-type="float">
            <text:p>5.70873358458781</text:p>
          </table:table-cell>
          <table:table-cell table:style-name="ce8" table:formula="of:=AVERAGE([.I63];[.I47];[.I31];[.I15])" office:value-type="float" office:value="5.52471948069547" calcext:value-type="float">
            <text:p>5.52471948069547</text:p>
          </table:table-cell>
          <table:table-cell table:style-name="ce8" table:formula="of:=AVERAGE([.J63];[.J47];[.J31];[.J15])" office:value-type="float" office:value="3.8065413867218" calcext:value-type="float">
            <text:p>3.8065413867218</text:p>
          </table:table-cell>
          <table:table-cell table:style-name="ce8" table:formula="of:=AVERAGE([.K63];[.K47];[.K31];[.K15])" office:value-type="float" office:value="4.79517483251234" calcext:value-type="float">
            <text:p>4.79517483251234</text:p>
          </table:table-cell>
          <table:table-cell table:style-name="ce8"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3" table:style-name="ta1">
        <table:table-column table:style-name="co1" table:number-columns-repeated="1024" table:default-cell-style-name="ce9"/>
        <table:table-row table:style-name="ro1">
          <table:table-cell office:value-type="float" office:value="1080" calcext:value-type="float">
            <text:p>10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36386907" calcext:value-type="float">
            <text:p>36386907</text:p>
          </table:table-cell>
          <table:table-cell office:value-type="float" office:value="49779279" calcext:value-type="float">
            <text:p>49779279</text:p>
          </table:table-cell>
          <table:table-cell office:value-type="float" office:value="50626447" calcext:value-type="float">
            <text:p>50626447</text:p>
          </table:table-cell>
          <table:table-cell office:value-type="float" office:value="20006230" calcext:value-type="float">
            <text:p>20006230</text:p>
          </table:table-cell>
          <table:table-cell office:value-type="float" office:value="18353590" calcext:value-type="float">
            <text:p>18353590</text:p>
          </table:table-cell>
          <table:table-cell office:value-type="float" office:value="10087408" calcext:value-type="float">
            <text:p>10087408</text:p>
          </table:table-cell>
          <table:table-cell office:value-type="float" office:value="8632132" calcext:value-type="float">
            <text:p>8632132</text:p>
          </table:table-cell>
          <table:table-cell office:value-type="float" office:value="6453428" calcext:value-type="float">
            <text:p>6453428</text:p>
          </table:table-cell>
          <table:table-cell office:value-type="float" office:value="6819127" calcext:value-type="float">
            <text:p>6819127</text:p>
          </table:table-cell>
          <table:table-cell office:value-type="float" office:value="10303123" calcext:value-type="float">
            <text:p>10303123</text:p>
          </table:table-cell>
          <table:table-cell office:value-type="float" office:value="7363101" calcext:value-type="float">
            <text:p>7363101</text:p>
          </table:table-cell>
          <table:table-cell table:number-columns-repeated="1013"/>
        </table:table-row>
        <table:table-row table:style-name="ro1">
          <table:table-cell office:value-type="float" office:value="36345029" calcext:value-type="float">
            <text:p>36345029</text:p>
          </table:table-cell>
          <table:table-cell office:value-type="float" office:value="56750229" calcext:value-type="float">
            <text:p>56750229</text:p>
          </table:table-cell>
          <table:table-cell office:value-type="float" office:value="50558633" calcext:value-type="float">
            <text:p>50558633</text:p>
          </table:table-cell>
          <table:table-cell office:value-type="float" office:value="23354342" calcext:value-type="float">
            <text:p>23354342</text:p>
          </table:table-cell>
          <table:table-cell office:value-type="float" office:value="18186191" calcext:value-type="float">
            <text:p>18186191</text:p>
          </table:table-cell>
          <table:table-cell office:value-type="float" office:value="10571521" calcext:value-type="float">
            <text:p>10571521</text:p>
          </table:table-cell>
          <table:table-cell office:value-type="float" office:value="8490582" calcext:value-type="float">
            <text:p>8490582</text:p>
          </table:table-cell>
          <table:table-cell office:value-type="float" office:value="6641701" calcext:value-type="float">
            <text:p>6641701</text:p>
          </table:table-cell>
          <table:table-cell office:value-type="float" office:value="6793054" calcext:value-type="float">
            <text:p>6793054</text:p>
          </table:table-cell>
          <table:table-cell office:value-type="float" office:value="8656244" calcext:value-type="float">
            <text:p>8656244</text:p>
          </table:table-cell>
          <table:table-cell office:value-type="float" office:value="10217545" calcext:value-type="float">
            <text:p>10217545</text:p>
          </table:table-cell>
          <table:table-cell table:number-columns-repeated="1013"/>
        </table:table-row>
        <table:table-row table:style-name="ro1">
          <table:table-cell office:value-type="float" office:value="37263815" calcext:value-type="float">
            <text:p>37263815</text:p>
          </table:table-cell>
          <table:table-cell office:value-type="float" office:value="52655709" calcext:value-type="float">
            <text:p>52655709</text:p>
          </table:table-cell>
          <table:table-cell office:value-type="float" office:value="51576203" calcext:value-type="float">
            <text:p>51576203</text:p>
          </table:table-cell>
          <table:table-cell office:value-type="float" office:value="21091531" calcext:value-type="float">
            <text:p>21091531</text:p>
          </table:table-cell>
          <table:table-cell office:value-type="float" office:value="19159025" calcext:value-type="float">
            <text:p>19159025</text:p>
          </table:table-cell>
          <table:table-cell office:value-type="float" office:value="9726768" calcext:value-type="float">
            <text:p>9726768</text:p>
          </table:table-cell>
          <table:table-cell office:value-type="float" office:value="8862417" calcext:value-type="float">
            <text:p>8862417</text:p>
          </table:table-cell>
          <table:table-cell office:value-type="float" office:value="5923126" calcext:value-type="float">
            <text:p>5923126</text:p>
          </table:table-cell>
          <table:table-cell office:value-type="float" office:value="6893140" calcext:value-type="float">
            <text:p>6893140</text:p>
          </table:table-cell>
          <table:table-cell office:value-type="float" office:value="8528749" calcext:value-type="float">
            <text:p>8528749</text:p>
          </table:table-cell>
          <table:table-cell office:value-type="float" office:value="8931439" calcext:value-type="float">
            <text:p>8931439</text:p>
          </table:table-cell>
          <table:table-cell table:number-columns-repeated="1013"/>
        </table:table-row>
        <table:table-row table:style-name="ro1">
          <table:table-cell office:value-type="float" office:value="37076217" calcext:value-type="float">
            <text:p>37076217</text:p>
          </table:table-cell>
          <table:table-cell office:value-type="float" office:value="52903058" calcext:value-type="float">
            <text:p>52903058</text:p>
          </table:table-cell>
          <table:table-cell office:value-type="float" office:value="50995574" calcext:value-type="float">
            <text:p>50995574</text:p>
          </table:table-cell>
          <table:table-cell office:value-type="float" office:value="21245189" calcext:value-type="float">
            <text:p>21245189</text:p>
          </table:table-cell>
          <table:table-cell office:value-type="float" office:value="18903181" calcext:value-type="float">
            <text:p>18903181</text:p>
          </table:table-cell>
          <table:table-cell office:value-type="float" office:value="10135818" calcext:value-type="float">
            <text:p>10135818</text:p>
          </table:table-cell>
          <table:table-cell office:value-type="float" office:value="8694930" calcext:value-type="float">
            <text:p>8694930</text:p>
          </table:table-cell>
          <table:table-cell office:value-type="float" office:value="6626525" calcext:value-type="float">
            <text:p>6626525</text:p>
          </table:table-cell>
          <table:table-cell office:value-type="float" office:value="6513038" calcext:value-type="float">
            <text:p>6513038</text:p>
          </table:table-cell>
          <table:table-cell office:value-type="float" office:value="9839300" calcext:value-type="float">
            <text:p>9839300</text:p>
          </table:table-cell>
          <table:table-cell office:value-type="float" office:value="7281469" calcext:value-type="float">
            <text:p>7281469</text:p>
          </table:table-cell>
          <table:table-cell table:number-columns-repeated="1013"/>
        </table:table-row>
        <table:table-row table:style-name="ro1">
          <table:table-cell office:value-type="float" office:value="34498184" calcext:value-type="float">
            <text:p>34498184</text:p>
          </table:table-cell>
          <table:table-cell office:value-type="float" office:value="51681084" calcext:value-type="float">
            <text:p>51681084</text:p>
          </table:table-cell>
          <table:table-cell office:value-type="float" office:value="50477997" calcext:value-type="float">
            <text:p>50477997</text:p>
          </table:table-cell>
          <table:table-cell office:value-type="float" office:value="22177055" calcext:value-type="float">
            <text:p>22177055</text:p>
          </table:table-cell>
          <table:table-cell office:value-type="float" office:value="18156201" calcext:value-type="float">
            <text:p>18156201</text:p>
          </table:table-cell>
          <table:table-cell office:value-type="float" office:value="10016829" calcext:value-type="float">
            <text:p>10016829</text:p>
          </table:table-cell>
          <table:table-cell office:value-type="float" office:value="8399994" calcext:value-type="float">
            <text:p>8399994</text:p>
          </table:table-cell>
          <table:table-cell office:value-type="float" office:value="6756897" calcext:value-type="float">
            <text:p>6756897</text:p>
          </table:table-cell>
          <table:table-cell office:value-type="float" office:value="6671670" calcext:value-type="float">
            <text:p>6671670</text:p>
          </table:table-cell>
          <table:table-cell office:value-type="float" office:value="9566119" calcext:value-type="float">
            <text:p>9566119</text:p>
          </table:table-cell>
          <table:table-cell office:value-type="float" office:value="9138365" calcext:value-type="float">
            <text:p>9138365</text:p>
          </table:table-cell>
          <table:table-cell table:number-columns-repeated="1013"/>
        </table:table-row>
        <table:table-row table:style-name="ro1">
          <table:table-cell office:value-type="float" office:value="37228793" calcext:value-type="float">
            <text:p>37228793</text:p>
          </table:table-cell>
          <table:table-cell office:value-type="float" office:value="50756381" calcext:value-type="float">
            <text:p>50756381</text:p>
          </table:table-cell>
          <table:table-cell office:value-type="float" office:value="50698094" calcext:value-type="float">
            <text:p>50698094</text:p>
          </table:table-cell>
          <table:table-cell office:value-type="float" office:value="19116611" calcext:value-type="float">
            <text:p>19116611</text:p>
          </table:table-cell>
          <table:table-cell office:value-type="float" office:value="17619679" calcext:value-type="float">
            <text:p>17619679</text:p>
          </table:table-cell>
          <table:table-cell office:value-type="float" office:value="9308437" calcext:value-type="float">
            <text:p>9308437</text:p>
          </table:table-cell>
          <table:table-cell office:value-type="float" office:value="8324900" calcext:value-type="float">
            <text:p>8324900</text:p>
          </table:table-cell>
          <table:table-cell office:value-type="float" office:value="6081246" calcext:value-type="float">
            <text:p>6081246</text:p>
          </table:table-cell>
          <table:table-cell office:value-type="float" office:value="6237744" calcext:value-type="float">
            <text:p>6237744</text:p>
          </table:table-cell>
          <table:table-cell office:value-type="float" office:value="9226737" calcext:value-type="float">
            <text:p>9226737</text:p>
          </table:table-cell>
          <table:table-cell office:value-type="float" office:value="6858194" calcext:value-type="float">
            <text:p>6858194</text:p>
          </table:table-cell>
          <table:table-cell table:number-columns-repeated="1013"/>
        </table:table-row>
        <table:table-row table:style-name="ro1">
          <table:table-cell office:value-type="float" office:value="37469234" calcext:value-type="float">
            <text:p>37469234</text:p>
          </table:table-cell>
          <table:table-cell office:value-type="float" office:value="48446044" calcext:value-type="float">
            <text:p>48446044</text:p>
          </table:table-cell>
          <table:table-cell office:value-type="float" office:value="49908686" calcext:value-type="float">
            <text:p>49908686</text:p>
          </table:table-cell>
          <table:table-cell office:value-type="float" office:value="19116258" calcext:value-type="float">
            <text:p>19116258</text:p>
          </table:table-cell>
          <table:table-cell office:value-type="float" office:value="18131263" calcext:value-type="float">
            <text:p>18131263</text:p>
          </table:table-cell>
          <table:table-cell office:value-type="float" office:value="9546039" calcext:value-type="float">
            <text:p>9546039</text:p>
          </table:table-cell>
          <table:table-cell office:value-type="float" office:value="8536520" calcext:value-type="float">
            <text:p>8536520</text:p>
          </table:table-cell>
          <table:table-cell office:value-type="float" office:value="6344769" calcext:value-type="float">
            <text:p>6344769</text:p>
          </table:table-cell>
          <table:table-cell office:value-type="float" office:value="6851648" calcext:value-type="float">
            <text:p>6851648</text:p>
          </table:table-cell>
          <table:table-cell office:value-type="float" office:value="9356352" calcext:value-type="float">
            <text:p>9356352</text:p>
          </table:table-cell>
          <table:table-cell office:value-type="float" office:value="5376396" calcext:value-type="float">
            <text:p>5376396</text:p>
          </table:table-cell>
          <table:table-cell table:number-columns-repeated="1013"/>
        </table:table-row>
        <table:table-row table:style-name="ro1">
          <table:table-cell office:value-type="float" office:value="37920564" calcext:value-type="float">
            <text:p>37920564</text:p>
          </table:table-cell>
          <table:table-cell office:value-type="float" office:value="51271568" calcext:value-type="float">
            <text:p>51271568</text:p>
          </table:table-cell>
          <table:table-cell office:value-type="float" office:value="49659460" calcext:value-type="float">
            <text:p>49659460</text:p>
          </table:table-cell>
          <table:table-cell office:value-type="float" office:value="20171296" calcext:value-type="float">
            <text:p>20171296</text:p>
          </table:table-cell>
          <table:table-cell office:value-type="float" office:value="18008011" calcext:value-type="float">
            <text:p>18008011</text:p>
          </table:table-cell>
          <table:table-cell office:value-type="float" office:value="9806703" calcext:value-type="float">
            <text:p>9806703</text:p>
          </table:table-cell>
          <table:table-cell office:value-type="float" office:value="8080179" calcext:value-type="float">
            <text:p>8080179</text:p>
          </table:table-cell>
          <table:table-cell office:value-type="float" office:value="6276400" calcext:value-type="float">
            <text:p>6276400</text:p>
          </table:table-cell>
          <table:table-cell office:value-type="float" office:value="6302909" calcext:value-type="float">
            <text:p>6302909</text:p>
          </table:table-cell>
          <table:table-cell office:value-type="float" office:value="9871809" calcext:value-type="float">
            <text:p>9871809</text:p>
          </table:table-cell>
          <table:table-cell office:value-type="float" office:value="6122641" calcext:value-type="float">
            <text:p>6122641</text:p>
          </table:table-cell>
          <table:table-cell table:number-columns-repeated="1013"/>
        </table:table-row>
        <table:table-row table:style-name="ro1">
          <table:table-cell office:value-type="float" office:value="37015013" calcext:value-type="float">
            <text:p>37015013</text:p>
          </table:table-cell>
          <table:table-cell office:value-type="float" office:value="50872403" calcext:value-type="float">
            <text:p>50872403</text:p>
          </table:table-cell>
          <table:table-cell office:value-type="float" office:value="49901063" calcext:value-type="float">
            <text:p>49901063</text:p>
          </table:table-cell>
          <table:table-cell office:value-type="float" office:value="20387903" calcext:value-type="float">
            <text:p>20387903</text:p>
          </table:table-cell>
          <table:table-cell office:value-type="float" office:value="17904291" calcext:value-type="float">
            <text:p>17904291</text:p>
          </table:table-cell>
          <table:table-cell office:value-type="float" office:value="10127786" calcext:value-type="float">
            <text:p>10127786</text:p>
          </table:table-cell>
          <table:table-cell office:value-type="float" office:value="8303215" calcext:value-type="float">
            <text:p>8303215</text:p>
          </table:table-cell>
          <table:table-cell office:value-type="float" office:value="6678857" calcext:value-type="float">
            <text:p>6678857</text:p>
          </table:table-cell>
          <table:table-cell office:value-type="float" office:value="6952955" calcext:value-type="float">
            <text:p>6952955</text:p>
          </table:table-cell>
          <table:table-cell office:value-type="float" office:value="10289034" calcext:value-type="float">
            <text:p>10289034</text:p>
          </table:table-cell>
          <table:table-cell office:value-type="float" office:value="7304552" calcext:value-type="float">
            <text:p>7304552</text:p>
          </table:table-cell>
          <table:table-cell table:number-columns-repeated="1013"/>
        </table:table-row>
        <table:table-row table:style-name="ro1">
          <table:table-cell office:value-type="float" office:value="37908750" calcext:value-type="float">
            <text:p>37908750</text:p>
          </table:table-cell>
          <table:table-cell office:value-type="float" office:value="52744348" calcext:value-type="float">
            <text:p>52744348</text:p>
          </table:table-cell>
          <table:table-cell office:value-type="float" office:value="51848184" calcext:value-type="float">
            <text:p>51848184</text:p>
          </table:table-cell>
          <table:table-cell office:value-type="float" office:value="19826069" calcext:value-type="float">
            <text:p>19826069</text:p>
          </table:table-cell>
          <table:table-cell office:value-type="float" office:value="17546134" calcext:value-type="float">
            <text:p>17546134</text:p>
          </table:table-cell>
          <table:table-cell office:value-type="float" office:value="9692942" calcext:value-type="float">
            <text:p>9692942</text:p>
          </table:table-cell>
          <table:table-cell office:value-type="float" office:value="8036182" calcext:value-type="float">
            <text:p>8036182</text:p>
          </table:table-cell>
          <table:table-cell office:value-type="float" office:value="6554190" calcext:value-type="float">
            <text:p>6554190</text:p>
          </table:table-cell>
          <table:table-cell office:value-type="float" office:value="6113985" calcext:value-type="float">
            <text:p>6113985</text:p>
          </table:table-cell>
          <table:table-cell office:value-type="float" office:value="10370632" calcext:value-type="float">
            <text:p>10370632</text:p>
          </table:table-cell>
          <table:table-cell office:value-type="float" office:value="7698641" calcext:value-type="float">
            <text:p>7698641</text:p>
          </table:table-cell>
          <table:table-cell table:number-columns-repeated="1013"/>
        </table:table-row>
        <table:table-row table:style-name="ro1">
          <table:table-cell table:style-name="ce8" table:formula="of:=AVERAGE([.A4:.A13])" office:value-type="float" office:value="36911250.6" calcext:value-type="float">
            <text:p>36911250.6</text:p>
          </table:table-cell>
          <table:table-cell table:style-name="ce8" table:formula="of:=AVERAGE([.B4:.B13])" office:value-type="float" office:value="51786010.3" calcext:value-type="float">
            <text:p>51786010.3</text:p>
          </table:table-cell>
          <table:table-cell table:style-name="ce8" table:formula="of:=AVERAGE([.C4:.C13])" office:value-type="float" office:value="50625034.1" calcext:value-type="float">
            <text:p>50625034.1</text:p>
          </table:table-cell>
          <table:table-cell table:style-name="ce8" table:formula="of:=AVERAGE([.D4:.D13])" office:value-type="float" office:value="20649248.4" calcext:value-type="float">
            <text:p>20649248.4</text:p>
          </table:table-cell>
          <table:table-cell table:style-name="ce8" table:formula="of:=AVERAGE([.E4:.E13])" office:value-type="float" office:value="18196756.6" calcext:value-type="float">
            <text:p>18196756.6</text:p>
          </table:table-cell>
          <table:table-cell table:style-name="ce8" table:formula="of:=AVERAGE([.F4:.F13])" office:value-type="float" office:value="9902025.1" calcext:value-type="float">
            <text:p>9902025.1</text:p>
          </table:table-cell>
          <table:table-cell table:style-name="ce8" table:formula="of:=AVERAGE([.G4:.G13])" office:value-type="float" office:value="8436105.1" calcext:value-type="float">
            <text:p>8436105.1</text:p>
          </table:table-cell>
          <table:table-cell table:style-name="ce8" table:formula="of:=AVERAGE([.H4:.H13])" office:value-type="float" office:value="6433713.9" calcext:value-type="float">
            <text:p>6433713.9</text:p>
          </table:table-cell>
          <table:table-cell table:style-name="ce8" table:formula="of:=AVERAGE([.I4:.I13])" office:value-type="float" office:value="6614927" calcext:value-type="float">
            <text:p>6614927</text:p>
          </table:table-cell>
          <table:table-cell table:style-name="ce8" table:formula="of:=AVERAGE([.J4:.J13])" office:value-type="float" office:value="9600809.9" calcext:value-type="float">
            <text:p>9600809.9</text:p>
          </table:table-cell>
          <table:table-cell table:style-name="ce8" table:formula="of:=AVERAGE([.K4:.K13])" office:value-type="float" office:value="7629234.3" calcext:value-type="float">
            <text:p>7629234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style-name="ce8"/>
          <table:table-cell table:style-name="ce8" table:formula="of:=[.$A14]/[.B14]" office:value-type="float" office:value="0.712764902840951" calcext:value-type="float">
            <text:p>0.712764902840951</text:p>
          </table:table-cell>
          <table:table-cell table:style-name="ce8" table:formula="of:=[.$A14]/[.C14]" office:value-type="float" office:value="0.729110631848443" calcext:value-type="float">
            <text:p>0.729110631848443</text:p>
          </table:table-cell>
          <table:table-cell table:style-name="ce8" table:formula="of:=[.$A14]/[.D14]" office:value-type="float" office:value="1.78753482378564" calcext:value-type="float">
            <text:p>1.78753482378564</text:p>
          </table:table-cell>
          <table:table-cell table:style-name="ce8" table:formula="of:=[.$A14]/[.E14]" office:value-type="float" office:value="2.02845218031877" calcext:value-type="float">
            <text:p>2.02845218031877</text:p>
          </table:table-cell>
          <table:table-cell table:style-name="ce8" table:formula="of:=[.$A14]/[.F14]" office:value-type="float" office:value="3.72764664068565" calcext:value-type="float">
            <text:p>3.72764664068565</text:p>
          </table:table-cell>
          <table:table-cell table:style-name="ce8" table:formula="of:=[.$A14]/[.G14]" office:value-type="float" office:value="4.37539008374848" calcext:value-type="float">
            <text:p>4.37539008374848</text:p>
          </table:table-cell>
          <table:table-cell table:style-name="ce8" table:formula="of:=[.$A14]/[.H14]" office:value-type="float" office:value="5.73716070899578" calcext:value-type="float">
            <text:p>5.73716070899578</text:p>
          </table:table-cell>
          <table:table-cell table:style-name="ce8" table:formula="of:=[.$A14]/[.I14]" office:value-type="float" office:value="5.57999364165319" calcext:value-type="float">
            <text:p>5.57999364165319</text:p>
          </table:table-cell>
          <table:table-cell table:style-name="ce8" table:formula="of:=[.$A14]/[.J14]" office:value-type="float" office:value="3.84459758962627" calcext:value-type="float">
            <text:p>3.84459758962627</text:p>
          </table:table-cell>
          <table:table-cell table:style-name="ce8" table:formula="of:=[.$A14]/[.K14]" office:value-type="float" office:value="4.83813304829293" calcext:value-type="float">
            <text:p>4.8381330482929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/>
          <table:table-cell table:style-name="ce8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2"/>
          <table:table-cell table:style-name="ce8" table:number-columns-repeated="2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style-name="ce8" table:number-columns-repeated="1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8" table:number-columns-repeated="1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style-name="ce8"/>
          <table:table-cell table:number-columns-repeated="10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8"/>
          <table:table-cell/>
          <table:table-cell table:style-name="ce8"/>
          <table:table-cell table:number-columns-repeated="100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4" table:style-name="ta1">
        <table:table-column table:style-name="co1" table:number-columns-repeated="1024" table:default-cell-style-name="ce9"/>
        <table:table-row table:style-name="ro1">
          <table:table-cell office:value-type="float" office:value="720" calcext:value-type="float">
            <text:p>7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2843764" calcext:value-type="float">
            <text:p>2843764</text:p>
          </table:table-cell>
          <table:table-cell office:value-type="float" office:value="3993147" calcext:value-type="float">
            <text:p>3993147</text:p>
          </table:table-cell>
          <table:table-cell office:value-type="float" office:value="3967556" calcext:value-type="float">
            <text:p>3967556</text:p>
          </table:table-cell>
          <table:table-cell office:value-type="float" office:value="1605071" calcext:value-type="float">
            <text:p>1605071</text:p>
          </table:table-cell>
          <table:table-cell office:value-type="float" office:value="1463650" calcext:value-type="float">
            <text:p>1463650</text:p>
          </table:table-cell>
          <table:table-cell office:value-type="float" office:value="855192" calcext:value-type="float">
            <text:p>855192</text:p>
          </table:table-cell>
          <table:table-cell office:value-type="float" office:value="736131" calcext:value-type="float">
            <text:p>736131</text:p>
          </table:table-cell>
          <table:table-cell office:value-type="float" office:value="661619" calcext:value-type="float">
            <text:p>661619</text:p>
          </table:table-cell>
          <table:table-cell office:value-type="float" office:value="663040" calcext:value-type="float">
            <text:p>663040</text:p>
          </table:table-cell>
          <table:table-cell office:value-type="float" office:value="757956" calcext:value-type="float">
            <text:p>757956</text:p>
          </table:table-cell>
          <table:table-cell office:value-type="float" office:value="718438" calcext:value-type="float">
            <text:p>718438</text:p>
          </table:table-cell>
          <table:table-cell table:number-columns-repeated="1013"/>
        </table:table-row>
        <table:table-row table:style-name="ro1">
          <table:table-cell office:value-type="float" office:value="2884386" calcext:value-type="float">
            <text:p>2884386</text:p>
          </table:table-cell>
          <table:table-cell office:value-type="float" office:value="3993682" calcext:value-type="float">
            <text:p>3993682</text:p>
          </table:table-cell>
          <table:table-cell office:value-type="float" office:value="3926710" calcext:value-type="float">
            <text:p>3926710</text:p>
          </table:table-cell>
          <table:table-cell office:value-type="float" office:value="1638296" calcext:value-type="float">
            <text:p>1638296</text:p>
          </table:table-cell>
          <table:table-cell office:value-type="float" office:value="1435905" calcext:value-type="float">
            <text:p>1435905</text:p>
          </table:table-cell>
          <table:table-cell office:value-type="float" office:value="869087" calcext:value-type="float">
            <text:p>869087</text:p>
          </table:table-cell>
          <table:table-cell office:value-type="float" office:value="760834" calcext:value-type="float">
            <text:p>760834</text:p>
          </table:table-cell>
          <table:table-cell office:value-type="float" office:value="641308" calcext:value-type="float">
            <text:p>641308</text:p>
          </table:table-cell>
          <table:table-cell office:value-type="float" office:value="678009" calcext:value-type="float">
            <text:p>678009</text:p>
          </table:table-cell>
          <table:table-cell office:value-type="float" office:value="1438696" calcext:value-type="float">
            <text:p>1438696</text:p>
          </table:table-cell>
          <table:table-cell office:value-type="float" office:value="944785" calcext:value-type="float">
            <text:p>944785</text:p>
          </table:table-cell>
          <table:table-cell table:number-columns-repeated="1013"/>
        </table:table-row>
        <table:table-row table:style-name="ro1">
          <table:table-cell office:value-type="float" office:value="2852117" calcext:value-type="float">
            <text:p>2852117</text:p>
          </table:table-cell>
          <table:table-cell office:value-type="float" office:value="4036049" calcext:value-type="float">
            <text:p>4036049</text:p>
          </table:table-cell>
          <table:table-cell office:value-type="float" office:value="3946787" calcext:value-type="float">
            <text:p>3946787</text:p>
          </table:table-cell>
          <table:table-cell office:value-type="float" office:value="1657941" calcext:value-type="float">
            <text:p>1657941</text:p>
          </table:table-cell>
          <table:table-cell office:value-type="float" office:value="1512634" calcext:value-type="float">
            <text:p>1512634</text:p>
          </table:table-cell>
          <table:table-cell office:value-type="float" office:value="892627" calcext:value-type="float">
            <text:p>892627</text:p>
          </table:table-cell>
          <table:table-cell office:value-type="float" office:value="754859" calcext:value-type="float">
            <text:p>754859</text:p>
          </table:table-cell>
          <table:table-cell office:value-type="float" office:value="693725" calcext:value-type="float">
            <text:p>693725</text:p>
          </table:table-cell>
          <table:table-cell office:value-type="float" office:value="684072" calcext:value-type="float">
            <text:p>684072</text:p>
          </table:table-cell>
          <table:table-cell office:value-type="float" office:value="905296" calcext:value-type="float">
            <text:p>905296</text:p>
          </table:table-cell>
          <table:table-cell office:value-type="float" office:value="911704" calcext:value-type="float">
            <text:p>911704</text:p>
          </table:table-cell>
          <table:table-cell table:number-columns-repeated="1013"/>
        </table:table-row>
        <table:table-row table:style-name="ro1">
          <table:table-cell office:value-type="float" office:value="2795771" calcext:value-type="float">
            <text:p>2795771</text:p>
          </table:table-cell>
          <table:table-cell office:value-type="float" office:value="3922986" calcext:value-type="float">
            <text:p>3922986</text:p>
          </table:table-cell>
          <table:table-cell office:value-type="float" office:value="3815871" calcext:value-type="float">
            <text:p>3815871</text:p>
          </table:table-cell>
          <table:table-cell office:value-type="float" office:value="1605378" calcext:value-type="float">
            <text:p>1605378</text:p>
          </table:table-cell>
          <table:table-cell office:value-type="float" office:value="1395542" calcext:value-type="float">
            <text:p>1395542</text:p>
          </table:table-cell>
          <table:table-cell office:value-type="float" office:value="850933" calcext:value-type="float">
            <text:p>850933</text:p>
          </table:table-cell>
          <table:table-cell office:value-type="float" office:value="714548" calcext:value-type="float">
            <text:p>714548</text:p>
          </table:table-cell>
          <table:table-cell office:value-type="float" office:value="649576" calcext:value-type="float">
            <text:p>649576</text:p>
          </table:table-cell>
          <table:table-cell office:value-type="float" office:value="679549" calcext:value-type="float">
            <text:p>679549</text:p>
          </table:table-cell>
          <table:table-cell office:value-type="float" office:value="724615" calcext:value-type="float">
            <text:p>724615</text:p>
          </table:table-cell>
          <table:table-cell office:value-type="float" office:value="1060276" calcext:value-type="float">
            <text:p>1060276</text:p>
          </table:table-cell>
          <table:table-cell table:number-columns-repeated="1013"/>
        </table:table-row>
        <table:table-row table:style-name="ro1">
          <table:table-cell office:value-type="float" office:value="2748105" calcext:value-type="float">
            <text:p>2748105</text:p>
          </table:table-cell>
          <table:table-cell office:value-type="float" office:value="3916833" calcext:value-type="float">
            <text:p>3916833</text:p>
          </table:table-cell>
          <table:table-cell office:value-type="float" office:value="3898835" calcext:value-type="float">
            <text:p>3898835</text:p>
          </table:table-cell>
          <table:table-cell office:value-type="float" office:value="1617073" calcext:value-type="float">
            <text:p>1617073</text:p>
          </table:table-cell>
          <table:table-cell office:value-type="float" office:value="1435150" calcext:value-type="float">
            <text:p>1435150</text:p>
          </table:table-cell>
          <table:table-cell office:value-type="float" office:value="873059" calcext:value-type="float">
            <text:p>873059</text:p>
          </table:table-cell>
          <table:table-cell office:value-type="float" office:value="747344" calcext:value-type="float">
            <text:p>747344</text:p>
          </table:table-cell>
          <table:table-cell office:value-type="float" office:value="665022" calcext:value-type="float">
            <text:p>665022</text:p>
          </table:table-cell>
          <table:table-cell office:value-type="float" office:value="679972" calcext:value-type="float">
            <text:p>679972</text:p>
          </table:table-cell>
          <table:table-cell office:value-type="float" office:value="854071" calcext:value-type="float">
            <text:p>854071</text:p>
          </table:table-cell>
          <table:table-cell office:value-type="float" office:value="674901" calcext:value-type="float">
            <text:p>674901</text:p>
          </table:table-cell>
          <table:table-cell table:number-columns-repeated="1013"/>
        </table:table-row>
        <table:table-row table:style-name="ro1">
          <table:table-cell office:value-type="float" office:value="2701723" calcext:value-type="float">
            <text:p>2701723</text:p>
          </table:table-cell>
          <table:table-cell office:value-type="float" office:value="3908812" calcext:value-type="float">
            <text:p>3908812</text:p>
          </table:table-cell>
          <table:table-cell office:value-type="float" office:value="3930602" calcext:value-type="float">
            <text:p>3930602</text:p>
          </table:table-cell>
          <table:table-cell office:value-type="float" office:value="1592641" calcext:value-type="float">
            <text:p>1592641</text:p>
          </table:table-cell>
          <table:table-cell office:value-type="float" office:value="1457946" calcext:value-type="float">
            <text:p>1457946</text:p>
          </table:table-cell>
          <table:table-cell office:value-type="float" office:value="861724" calcext:value-type="float">
            <text:p>861724</text:p>
          </table:table-cell>
          <table:table-cell office:value-type="float" office:value="813310" calcext:value-type="float">
            <text:p>813310</text:p>
          </table:table-cell>
          <table:table-cell office:value-type="float" office:value="706607" calcext:value-type="float">
            <text:p>706607</text:p>
          </table:table-cell>
          <table:table-cell office:value-type="float" office:value="683036" calcext:value-type="float">
            <text:p>683036</text:p>
          </table:table-cell>
          <table:table-cell office:value-type="float" office:value="861735" calcext:value-type="float">
            <text:p>861735</text:p>
          </table:table-cell>
          <table:table-cell office:value-type="float" office:value="873859" calcext:value-type="float">
            <text:p>873859</text:p>
          </table:table-cell>
          <table:table-cell table:number-columns-repeated="1013"/>
        </table:table-row>
        <table:table-row table:style-name="ro1">
          <table:table-cell office:value-type="float" office:value="2720989" calcext:value-type="float">
            <text:p>2720989</text:p>
          </table:table-cell>
          <table:table-cell office:value-type="float" office:value="4027756" calcext:value-type="float">
            <text:p>4027756</text:p>
          </table:table-cell>
          <table:table-cell office:value-type="float" office:value="3911152" calcext:value-type="float">
            <text:p>3911152</text:p>
          </table:table-cell>
          <table:table-cell office:value-type="float" office:value="1709375" calcext:value-type="float">
            <text:p>1709375</text:p>
          </table:table-cell>
          <table:table-cell office:value-type="float" office:value="1474664" calcext:value-type="float">
            <text:p>1474664</text:p>
          </table:table-cell>
          <table:table-cell office:value-type="float" office:value="897975" calcext:value-type="float">
            <text:p>897975</text:p>
          </table:table-cell>
          <table:table-cell office:value-type="float" office:value="746307" calcext:value-type="float">
            <text:p>746307</text:p>
          </table:table-cell>
          <table:table-cell office:value-type="float" office:value="714707" calcext:value-type="float">
            <text:p>714707</text:p>
          </table:table-cell>
          <table:table-cell office:value-type="float" office:value="643175" calcext:value-type="float">
            <text:p>643175</text:p>
          </table:table-cell>
          <table:table-cell office:value-type="float" office:value="788891" calcext:value-type="float">
            <text:p>788891</text:p>
          </table:table-cell>
          <table:table-cell office:value-type="float" office:value="736569" calcext:value-type="float">
            <text:p>736569</text:p>
          </table:table-cell>
          <table:table-cell table:number-columns-repeated="1013"/>
        </table:table-row>
        <table:table-row table:style-name="ro1">
          <table:table-cell office:value-type="float" office:value="2848421" calcext:value-type="float">
            <text:p>2848421</text:p>
          </table:table-cell>
          <table:table-cell office:value-type="float" office:value="3943984" calcext:value-type="float">
            <text:p>3943984</text:p>
          </table:table-cell>
          <table:table-cell office:value-type="float" office:value="3920593" calcext:value-type="float">
            <text:p>3920593</text:p>
          </table:table-cell>
          <table:table-cell office:value-type="float" office:value="1641372" calcext:value-type="float">
            <text:p>1641372</text:p>
          </table:table-cell>
          <table:table-cell office:value-type="float" office:value="1455818" calcext:value-type="float">
            <text:p>1455818</text:p>
          </table:table-cell>
          <table:table-cell office:value-type="float" office:value="832091" calcext:value-type="float">
            <text:p>832091</text:p>
          </table:table-cell>
          <table:table-cell office:value-type="float" office:value="752575" calcext:value-type="float">
            <text:p>752575</text:p>
          </table:table-cell>
          <table:table-cell office:value-type="float" office:value="648863" calcext:value-type="float">
            <text:p>648863</text:p>
          </table:table-cell>
          <table:table-cell office:value-type="float" office:value="655697" calcext:value-type="float">
            <text:p>655697</text:p>
          </table:table-cell>
          <table:table-cell office:value-type="float" office:value="710825" calcext:value-type="float">
            <text:p>710825</text:p>
          </table:table-cell>
          <table:table-cell office:value-type="float" office:value="682324" calcext:value-type="float">
            <text:p>682324</text:p>
          </table:table-cell>
          <table:table-cell table:number-columns-repeated="1013"/>
        </table:table-row>
        <table:table-row table:style-name="ro1">
          <table:table-cell office:value-type="float" office:value="2857110" calcext:value-type="float">
            <text:p>2857110</text:p>
          </table:table-cell>
          <table:table-cell office:value-type="float" office:value="3938551" calcext:value-type="float">
            <text:p>3938551</text:p>
          </table:table-cell>
          <table:table-cell office:value-type="float" office:value="3919614" calcext:value-type="float">
            <text:p>3919614</text:p>
          </table:table-cell>
          <table:table-cell office:value-type="float" office:value="1621221" calcext:value-type="float">
            <text:p>1621221</text:p>
          </table:table-cell>
          <table:table-cell office:value-type="float" office:value="1485409" calcext:value-type="float">
            <text:p>1485409</text:p>
          </table:table-cell>
          <table:table-cell office:value-type="float" office:value="862488" calcext:value-type="float">
            <text:p>862488</text:p>
          </table:table-cell>
          <table:table-cell office:value-type="float" office:value="750945" calcext:value-type="float">
            <text:p>750945</text:p>
          </table:table-cell>
          <table:table-cell office:value-type="float" office:value="635594" calcext:value-type="float">
            <text:p>635594</text:p>
          </table:table-cell>
          <table:table-cell office:value-type="float" office:value="674625" calcext:value-type="float">
            <text:p>674625</text:p>
          </table:table-cell>
          <table:table-cell office:value-type="float" office:value="780814" calcext:value-type="float">
            <text:p>780814</text:p>
          </table:table-cell>
          <table:table-cell office:value-type="float" office:value="660534" calcext:value-type="float">
            <text:p>660534</text:p>
          </table:table-cell>
          <table:table-cell table:number-columns-repeated="1013"/>
        </table:table-row>
        <table:table-row table:style-name="ro1">
          <table:table-cell office:value-type="float" office:value="2894645" calcext:value-type="float">
            <text:p>2894645</text:p>
          </table:table-cell>
          <table:table-cell office:value-type="float" office:value="3975275" calcext:value-type="float">
            <text:p>3975275</text:p>
          </table:table-cell>
          <table:table-cell office:value-type="float" office:value="4005109" calcext:value-type="float">
            <text:p>4005109</text:p>
          </table:table-cell>
          <table:table-cell office:value-type="float" office:value="1605930" calcext:value-type="float">
            <text:p>1605930</text:p>
          </table:table-cell>
          <table:table-cell office:value-type="float" office:value="1463373" calcext:value-type="float">
            <text:p>1463373</text:p>
          </table:table-cell>
          <table:table-cell office:value-type="float" office:value="861764" calcext:value-type="float">
            <text:p>861764</text:p>
          </table:table-cell>
          <table:table-cell office:value-type="float" office:value="786402" calcext:value-type="float">
            <text:p>786402</text:p>
          </table:table-cell>
          <table:table-cell office:value-type="float" office:value="666760" calcext:value-type="float">
            <text:p>666760</text:p>
          </table:table-cell>
          <table:table-cell office:value-type="float" office:value="711777" calcext:value-type="float">
            <text:p>711777</text:p>
          </table:table-cell>
          <table:table-cell office:value-type="float" office:value="1334264" calcext:value-type="float">
            <text:p>1334264</text:p>
          </table:table-cell>
          <table:table-cell office:value-type="float" office:value="651547" calcext:value-type="float">
            <text:p>651547</text:p>
          </table:table-cell>
          <table:table-cell table:number-columns-repeated="1013"/>
        </table:table-row>
        <table:table-row table:style-name="ro1">
          <table:table-cell table:style-name="ce8" table:formula="of:=AVERAGE([.A4:.A13])" office:value-type="float" office:value="2814703.1" calcext:value-type="float">
            <text:p>2814703.1</text:p>
          </table:table-cell>
          <table:table-cell table:style-name="ce8" table:formula="of:=AVERAGE([.B4:.B13])" office:value-type="float" office:value="3965707.5" calcext:value-type="float">
            <text:p>3965707.5</text:p>
          </table:table-cell>
          <table:table-cell table:style-name="ce8" table:formula="of:=AVERAGE([.C4:.C13])" office:value-type="float" office:value="3924282.9" calcext:value-type="float">
            <text:p>3924282.9</text:p>
          </table:table-cell>
          <table:table-cell table:style-name="ce8" table:formula="of:=AVERAGE([.D4:.D13])" office:value-type="float" office:value="1629429.8" calcext:value-type="float">
            <text:p>1629429.8</text:p>
          </table:table-cell>
          <table:table-cell table:style-name="ce8" table:formula="of:=AVERAGE([.E4:.E13])" office:value-type="float" office:value="1458009.1" calcext:value-type="float">
            <text:p>1458009.1</text:p>
          </table:table-cell>
          <table:table-cell table:style-name="ce8" table:formula="of:=AVERAGE([.F4:.F13])" office:value-type="float" office:value="865694" calcext:value-type="float">
            <text:p>865694</text:p>
          </table:table-cell>
          <table:table-cell table:style-name="ce8" table:formula="of:=AVERAGE([.G4:.G13])" office:value-type="float" office:value="756325.5" calcext:value-type="float">
            <text:p>756325.5</text:p>
          </table:table-cell>
          <table:table-cell table:style-name="ce8" table:formula="of:=AVERAGE([.H4:.H13])" office:value-type="float" office:value="668378.1" calcext:value-type="float">
            <text:p>668378.1</text:p>
          </table:table-cell>
          <table:table-cell table:style-name="ce8" table:formula="of:=AVERAGE([.I4:.I13])" office:value-type="float" office:value="675295.2" calcext:value-type="float">
            <text:p>675295.2</text:p>
          </table:table-cell>
          <table:table-cell table:style-name="ce8" table:formula="of:=AVERAGE([.J4:.J13])" office:value-type="float" office:value="915716.3" calcext:value-type="float">
            <text:p>915716.3</text:p>
          </table:table-cell>
          <table:table-cell table:style-name="ce8" table:formula="of:=AVERAGE([.K4:.K13])" office:value-type="float" office:value="791493.7" calcext:value-type="float">
            <text:p>791493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style-name="ce8"/>
          <table:table-cell table:style-name="ce8" table:formula="of:=[.$A14]/[.B14]" office:value-type="float" office:value="0.709760641701386" calcext:value-type="float">
            <text:p>0.709760641701386</text:p>
          </table:table-cell>
          <table:table-cell table:style-name="ce8" table:formula="of:=[.$A14]/[.C14]" office:value-type="float" office:value="0.71725285147001" calcext:value-type="float">
            <text:p>0.71725285147001</text:p>
          </table:table-cell>
          <table:table-cell table:style-name="ce8" table:formula="of:=[.$A14]/[.D14]" office:value-type="float" office:value="1.7274159954605" calcext:value-type="float">
            <text:p>1.7274159954605</text:p>
          </table:table-cell>
          <table:table-cell table:style-name="ce8" table:formula="of:=[.$A14]/[.E14]" office:value-type="float" office:value="1.93051133905817" calcext:value-type="float">
            <text:p>1.93051133905817</text:p>
          </table:table-cell>
          <table:table-cell table:style-name="ce8" table:formula="of:=[.$A14]/[.F14]" office:value-type="float" office:value="3.25138339875291" calcext:value-type="float">
            <text:p>3.25138339875291</text:p>
          </table:table-cell>
          <table:table-cell table:style-name="ce8" table:formula="of:=[.$A14]/[.G14]" office:value-type="float" office:value="3.7215499146862" calcext:value-type="float">
            <text:p>3.7215499146862</text:p>
          </table:table-cell>
          <table:table-cell table:style-name="ce8" table:formula="of:=[.$A14]/[.H14]" office:value-type="float" office:value="4.21124375559283" calcext:value-type="float">
            <text:p>4.21124375559283</text:p>
          </table:table-cell>
          <table:table-cell table:style-name="ce8" table:formula="of:=[.$A14]/[.I14]" office:value-type="float" office:value="4.16810766609921" calcext:value-type="float">
            <text:p>4.16810766609921</text:p>
          </table:table-cell>
          <table:table-cell table:style-name="ce8" table:formula="of:=[.$A14]/[.J14]" office:value-type="float" office:value="3.07377197501016" calcext:value-type="float">
            <text:p>3.07377197501016</text:p>
          </table:table-cell>
          <table:table-cell table:style-name="ce8" table:formula="of:=[.$A14]/[.K14]" office:value-type="float" office:value="3.55619141377878" calcext:value-type="float">
            <text:p>3.5561914137787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/>
          <table:table-cell table:style-name="ce8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2"/>
          <table:table-cell table:style-name="ce8" table:number-columns-repeated="2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style-name="ce8" table:number-columns-repeated="1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8" table:number-columns-repeated="1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style-name="ce8"/>
          <table:table-cell table:number-columns-repeated="10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8"/>
          <table:table-cell/>
          <table:table-cell table:style-name="ce8"/>
          <table:table-cell table:number-columns-repeated="100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5" table:style-name="ta1">
        <table:table-column table:style-name="co1" table:number-columns-repeated="1024" table:default-cell-style-name="ce9"/>
        <table:table-row table:style-name="ro1">
          <table:table-cell office:value-type="float" office:value="1080" calcext:value-type="float">
            <text:p>10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13397519" calcext:value-type="float">
            <text:p>13397519</text:p>
          </table:table-cell>
          <table:table-cell office:value-type="float" office:value="17601654" calcext:value-type="float">
            <text:p>17601654</text:p>
          </table:table-cell>
          <table:table-cell office:value-type="float" office:value="17870210" calcext:value-type="float">
            <text:p>17870210</text:p>
          </table:table-cell>
          <table:table-cell office:value-type="float" office:value="7002300" calcext:value-type="float">
            <text:p>7002300</text:p>
          </table:table-cell>
          <table:table-cell office:value-type="float" office:value="6418664" calcext:value-type="float">
            <text:p>6418664</text:p>
          </table:table-cell>
          <table:table-cell office:value-type="float" office:value="3399603" calcext:value-type="float">
            <text:p>3399603</text:p>
          </table:table-cell>
          <table:table-cell office:value-type="float" office:value="3110746" calcext:value-type="float">
            <text:p>3110746</text:p>
          </table:table-cell>
          <table:table-cell office:value-type="float" office:value="2298066" calcext:value-type="float">
            <text:p>2298066</text:p>
          </table:table-cell>
          <table:table-cell office:value-type="float" office:value="2617826" calcext:value-type="float">
            <text:p>2617826</text:p>
          </table:table-cell>
          <table:table-cell office:value-type="float" office:value="2736704" calcext:value-type="float">
            <text:p>2736704</text:p>
          </table:table-cell>
          <table:table-cell office:value-type="float" office:value="4761362" calcext:value-type="float">
            <text:p>4761362</text:p>
          </table:table-cell>
          <table:table-cell table:number-columns-repeated="1013"/>
        </table:table-row>
        <table:table-row table:style-name="ro1">
          <table:table-cell office:value-type="float" office:value="12981937" calcext:value-type="float">
            <text:p>12981937</text:p>
          </table:table-cell>
          <table:table-cell office:value-type="float" office:value="17542871" calcext:value-type="float">
            <text:p>17542871</text:p>
          </table:table-cell>
          <table:table-cell office:value-type="float" office:value="17947880" calcext:value-type="float">
            <text:p>17947880</text:p>
          </table:table-cell>
          <table:table-cell office:value-type="float" office:value="7013892" calcext:value-type="float">
            <text:p>7013892</text:p>
          </table:table-cell>
          <table:table-cell office:value-type="float" office:value="6439573" calcext:value-type="float">
            <text:p>6439573</text:p>
          </table:table-cell>
          <table:table-cell office:value-type="float" office:value="3326148" calcext:value-type="float">
            <text:p>3326148</text:p>
          </table:table-cell>
          <table:table-cell office:value-type="float" office:value="3172883" calcext:value-type="float">
            <text:p>3172883</text:p>
          </table:table-cell>
          <table:table-cell office:value-type="float" office:value="2206036" calcext:value-type="float">
            <text:p>2206036</text:p>
          </table:table-cell>
          <table:table-cell office:value-type="float" office:value="2654872" calcext:value-type="float">
            <text:p>2654872</text:p>
          </table:table-cell>
          <table:table-cell office:value-type="float" office:value="3900439" calcext:value-type="float">
            <text:p>3900439</text:p>
          </table:table-cell>
          <table:table-cell office:value-type="float" office:value="4878749" calcext:value-type="float">
            <text:p>4878749</text:p>
          </table:table-cell>
          <table:table-cell table:number-columns-repeated="1013"/>
        </table:table-row>
        <table:table-row table:style-name="ro1">
          <table:table-cell office:value-type="float" office:value="12837158" calcext:value-type="float">
            <text:p>12837158</text:p>
          </table:table-cell>
          <table:table-cell office:value-type="float" office:value="17333912" calcext:value-type="float">
            <text:p>17333912</text:p>
          </table:table-cell>
          <table:table-cell office:value-type="float" office:value="18225579" calcext:value-type="float">
            <text:p>18225579</text:p>
          </table:table-cell>
          <table:table-cell office:value-type="float" office:value="6786537" calcext:value-type="float">
            <text:p>6786537</text:p>
          </table:table-cell>
          <table:table-cell office:value-type="float" office:value="6466394" calcext:value-type="float">
            <text:p>6466394</text:p>
          </table:table-cell>
          <table:table-cell office:value-type="float" office:value="3308546" calcext:value-type="float">
            <text:p>3308546</text:p>
          </table:table-cell>
          <table:table-cell office:value-type="float" office:value="3172928" calcext:value-type="float">
            <text:p>3172928</text:p>
          </table:table-cell>
          <table:table-cell office:value-type="float" office:value="2161611" calcext:value-type="float">
            <text:p>2161611</text:p>
          </table:table-cell>
          <table:table-cell office:value-type="float" office:value="2559919" calcext:value-type="float">
            <text:p>2559919</text:p>
          </table:table-cell>
          <table:table-cell office:value-type="float" office:value="2616845" calcext:value-type="float">
            <text:p>2616845</text:p>
          </table:table-cell>
          <table:table-cell office:value-type="float" office:value="4855793" calcext:value-type="float">
            <text:p>4855793</text:p>
          </table:table-cell>
          <table:table-cell table:number-columns-repeated="1013"/>
        </table:table-row>
        <table:table-row table:style-name="ro1">
          <table:table-cell office:value-type="float" office:value="13853293" calcext:value-type="float">
            <text:p>13853293</text:p>
          </table:table-cell>
          <table:table-cell office:value-type="float" office:value="17460464" calcext:value-type="float">
            <text:p>17460464</text:p>
          </table:table-cell>
          <table:table-cell office:value-type="float" office:value="18385121" calcext:value-type="float">
            <text:p>18385121</text:p>
          </table:table-cell>
          <table:table-cell office:value-type="float" office:value="6932643" calcext:value-type="float">
            <text:p>6932643</text:p>
          </table:table-cell>
          <table:table-cell office:value-type="float" office:value="6504998" calcext:value-type="float">
            <text:p>6504998</text:p>
          </table:table-cell>
          <table:table-cell office:value-type="float" office:value="3384255" calcext:value-type="float">
            <text:p>3384255</text:p>
          </table:table-cell>
          <table:table-cell office:value-type="float" office:value="3010125" calcext:value-type="float">
            <text:p>3010125</text:p>
          </table:table-cell>
          <table:table-cell office:value-type="float" office:value="2241487" calcext:value-type="float">
            <text:p>2241487</text:p>
          </table:table-cell>
          <table:table-cell office:value-type="float" office:value="2468318" calcext:value-type="float">
            <text:p>2468318</text:p>
          </table:table-cell>
          <table:table-cell office:value-type="float" office:value="2884547" calcext:value-type="float">
            <text:p>2884547</text:p>
          </table:table-cell>
          <table:table-cell office:value-type="float" office:value="4807166" calcext:value-type="float">
            <text:p>4807166</text:p>
          </table:table-cell>
          <table:table-cell table:number-columns-repeated="1013"/>
        </table:table-row>
        <table:table-row table:style-name="ro1">
          <table:table-cell office:value-type="float" office:value="13859069" calcext:value-type="float">
            <text:p>13859069</text:p>
          </table:table-cell>
          <table:table-cell office:value-type="float" office:value="17502929" calcext:value-type="float">
            <text:p>17502929</text:p>
          </table:table-cell>
          <table:table-cell office:value-type="float" office:value="17933617" calcext:value-type="float">
            <text:p>17933617</text:p>
          </table:table-cell>
          <table:table-cell office:value-type="float" office:value="6901635" calcext:value-type="float">
            <text:p>6901635</text:p>
          </table:table-cell>
          <table:table-cell office:value-type="float" office:value="6380706" calcext:value-type="float">
            <text:p>6380706</text:p>
          </table:table-cell>
          <table:table-cell office:value-type="float" office:value="3303693" calcext:value-type="float">
            <text:p>3303693</text:p>
          </table:table-cell>
          <table:table-cell office:value-type="float" office:value="3153853" calcext:value-type="float">
            <text:p>3153853</text:p>
          </table:table-cell>
          <table:table-cell office:value-type="float" office:value="2185428" calcext:value-type="float">
            <text:p>2185428</text:p>
          </table:table-cell>
          <table:table-cell office:value-type="float" office:value="2595336" calcext:value-type="float">
            <text:p>2595336</text:p>
          </table:table-cell>
          <table:table-cell office:value-type="float" office:value="2715913" calcext:value-type="float">
            <text:p>2715913</text:p>
          </table:table-cell>
          <table:table-cell office:value-type="float" office:value="4933498" calcext:value-type="float">
            <text:p>4933498</text:p>
          </table:table-cell>
          <table:table-cell table:number-columns-repeated="1013"/>
        </table:table-row>
        <table:table-row table:style-name="ro1">
          <table:table-cell office:value-type="float" office:value="13559392" calcext:value-type="float">
            <text:p>13559392</text:p>
          </table:table-cell>
          <table:table-cell office:value-type="float" office:value="17306495" calcext:value-type="float">
            <text:p>17306495</text:p>
          </table:table-cell>
          <table:table-cell office:value-type="float" office:value="18379537" calcext:value-type="float">
            <text:p>18379537</text:p>
          </table:table-cell>
          <table:table-cell office:value-type="float" office:value="6842364" calcext:value-type="float">
            <text:p>6842364</text:p>
          </table:table-cell>
          <table:table-cell office:value-type="float" office:value="6654761" calcext:value-type="float">
            <text:p>6654761</text:p>
          </table:table-cell>
          <table:table-cell office:value-type="float" office:value="3315314" calcext:value-type="float">
            <text:p>3315314</text:p>
          </table:table-cell>
          <table:table-cell office:value-type="float" office:value="3137548" calcext:value-type="float">
            <text:p>3137548</text:p>
          </table:table-cell>
          <table:table-cell office:value-type="float" office:value="2263342" calcext:value-type="float">
            <text:p>2263342</text:p>
          </table:table-cell>
          <table:table-cell office:value-type="float" office:value="2635857" calcext:value-type="float">
            <text:p>2635857</text:p>
          </table:table-cell>
          <table:table-cell office:value-type="float" office:value="3602839" calcext:value-type="float">
            <text:p>3602839</text:p>
          </table:table-cell>
          <table:table-cell office:value-type="float" office:value="4817160" calcext:value-type="float">
            <text:p>4817160</text:p>
          </table:table-cell>
          <table:table-cell table:number-columns-repeated="1013"/>
        </table:table-row>
        <table:table-row table:style-name="ro1">
          <table:table-cell office:value-type="float" office:value="13806771" calcext:value-type="float">
            <text:p>13806771</text:p>
          </table:table-cell>
          <table:table-cell office:value-type="float" office:value="18046628" calcext:value-type="float">
            <text:p>18046628</text:p>
          </table:table-cell>
          <table:table-cell office:value-type="float" office:value="18237442" calcext:value-type="float">
            <text:p>18237442</text:p>
          </table:table-cell>
          <table:table-cell office:value-type="float" office:value="7089857" calcext:value-type="float">
            <text:p>7089857</text:p>
          </table:table-cell>
          <table:table-cell office:value-type="float" office:value="6526556" calcext:value-type="float">
            <text:p>6526556</text:p>
          </table:table-cell>
          <table:table-cell office:value-type="float" office:value="3530276" calcext:value-type="float">
            <text:p>3530276</text:p>
          </table:table-cell>
          <table:table-cell office:value-type="float" office:value="3151769" calcext:value-type="float">
            <text:p>3151769</text:p>
          </table:table-cell>
          <table:table-cell office:value-type="float" office:value="2450622" calcext:value-type="float">
            <text:p>2450622</text:p>
          </table:table-cell>
          <table:table-cell office:value-type="float" office:value="2698489" calcext:value-type="float">
            <text:p>2698489</text:p>
          </table:table-cell>
          <table:table-cell office:value-type="float" office:value="3513741" calcext:value-type="float">
            <text:p>3513741</text:p>
          </table:table-cell>
          <table:table-cell office:value-type="float" office:value="5066740" calcext:value-type="float">
            <text:p>5066740</text:p>
          </table:table-cell>
          <table:table-cell table:number-columns-repeated="1013"/>
        </table:table-row>
        <table:table-row table:style-name="ro1">
          <table:table-cell office:value-type="float" office:value="13127924" calcext:value-type="float">
            <text:p>13127924</text:p>
          </table:table-cell>
          <table:table-cell office:value-type="float" office:value="17819889" calcext:value-type="float">
            <text:p>17819889</text:p>
          </table:table-cell>
          <table:table-cell office:value-type="float" office:value="18228843" calcext:value-type="float">
            <text:p>18228843</text:p>
          </table:table-cell>
          <table:table-cell office:value-type="float" office:value="7064410" calcext:value-type="float">
            <text:p>7064410</text:p>
          </table:table-cell>
          <table:table-cell office:value-type="float" office:value="6392694" calcext:value-type="float">
            <text:p>6392694</text:p>
          </table:table-cell>
          <table:table-cell office:value-type="float" office:value="3544938" calcext:value-type="float">
            <text:p>3544938</text:p>
          </table:table-cell>
          <table:table-cell office:value-type="float" office:value="3158525" calcext:value-type="float">
            <text:p>3158525</text:p>
          </table:table-cell>
          <table:table-cell office:value-type="float" office:value="2513034" calcext:value-type="float">
            <text:p>2513034</text:p>
          </table:table-cell>
          <table:table-cell office:value-type="float" office:value="2672848" calcext:value-type="float">
            <text:p>2672848</text:p>
          </table:table-cell>
          <table:table-cell office:value-type="float" office:value="2847279" calcext:value-type="float">
            <text:p>2847279</text:p>
          </table:table-cell>
          <table:table-cell office:value-type="float" office:value="4835997" calcext:value-type="float">
            <text:p>4835997</text:p>
          </table:table-cell>
          <table:table-cell table:number-columns-repeated="1013"/>
        </table:table-row>
        <table:table-row table:style-name="ro1">
          <table:table-cell office:value-type="float" office:value="12751037" calcext:value-type="float">
            <text:p>12751037</text:p>
          </table:table-cell>
          <table:table-cell office:value-type="float" office:value="17878614" calcext:value-type="float">
            <text:p>17878614</text:p>
          </table:table-cell>
          <table:table-cell office:value-type="float" office:value="17918537" calcext:value-type="float">
            <text:p>17918537</text:p>
          </table:table-cell>
          <table:table-cell office:value-type="float" office:value="7149612" calcext:value-type="float">
            <text:p>7149612</text:p>
          </table:table-cell>
          <table:table-cell office:value-type="float" office:value="6338593" calcext:value-type="float">
            <text:p>6338593</text:p>
          </table:table-cell>
          <table:table-cell office:value-type="float" office:value="3560988" calcext:value-type="float">
            <text:p>3560988</text:p>
          </table:table-cell>
          <table:table-cell office:value-type="float" office:value="3125159" calcext:value-type="float">
            <text:p>3125159</text:p>
          </table:table-cell>
          <table:table-cell office:value-type="float" office:value="2545202" calcext:value-type="float">
            <text:p>2545202</text:p>
          </table:table-cell>
          <table:table-cell office:value-type="float" office:value="2539432" calcext:value-type="float">
            <text:p>2539432</text:p>
          </table:table-cell>
          <table:table-cell office:value-type="float" office:value="3831379" calcext:value-type="float">
            <text:p>3831379</text:p>
          </table:table-cell>
          <table:table-cell office:value-type="float" office:value="4609969" calcext:value-type="float">
            <text:p>4609969</text:p>
          </table:table-cell>
          <table:table-cell table:number-columns-repeated="1013"/>
        </table:table-row>
        <table:table-row table:style-name="ro1">
          <table:table-cell office:value-type="float" office:value="13091226" calcext:value-type="float">
            <text:p>13091226</text:p>
          </table:table-cell>
          <table:table-cell office:value-type="float" office:value="18071714" calcext:value-type="float">
            <text:p>18071714</text:p>
          </table:table-cell>
          <table:table-cell office:value-type="float" office:value="18410270" calcext:value-type="float">
            <text:p>18410270</text:p>
          </table:table-cell>
          <table:table-cell office:value-type="float" office:value="7094767" calcext:value-type="float">
            <text:p>7094767</text:p>
          </table:table-cell>
          <table:table-cell office:value-type="float" office:value="6420322" calcext:value-type="float">
            <text:p>6420322</text:p>
          </table:table-cell>
          <table:table-cell office:value-type="float" office:value="3490899" calcext:value-type="float">
            <text:p>3490899</text:p>
          </table:table-cell>
          <table:table-cell office:value-type="float" office:value="3108652" calcext:value-type="float">
            <text:p>3108652</text:p>
          </table:table-cell>
          <table:table-cell office:value-type="float" office:value="2184547" calcext:value-type="float">
            <text:p>2184547</text:p>
          </table:table-cell>
          <table:table-cell office:value-type="float" office:value="2525135" calcext:value-type="float">
            <text:p>2525135</text:p>
          </table:table-cell>
          <table:table-cell office:value-type="float" office:value="2644099" calcext:value-type="float">
            <text:p>2644099</text:p>
          </table:table-cell>
          <table:table-cell office:value-type="float" office:value="4562367" calcext:value-type="float">
            <text:p>4562367</text:p>
          </table:table-cell>
          <table:table-cell table:number-columns-repeated="1013"/>
        </table:table-row>
        <table:table-row table:style-name="ro1">
          <table:table-cell table:style-name="ce8" table:formula="of:=AVERAGE([.A4:.A13])" office:value-type="float" office:value="13326532.6" calcext:value-type="float">
            <text:p>13326532.6</text:p>
          </table:table-cell>
          <table:table-cell table:style-name="ce8" table:formula="of:=AVERAGE([.B4:.B13])" office:value-type="float" office:value="17656517" calcext:value-type="float">
            <text:p>17656517</text:p>
          </table:table-cell>
          <table:table-cell table:style-name="ce8" table:formula="of:=AVERAGE([.C4:.C13])" office:value-type="float" office:value="18153703.6" calcext:value-type="float">
            <text:p>18153703.6</text:p>
          </table:table-cell>
          <table:table-cell table:style-name="ce8" table:formula="of:=AVERAGE([.D4:.D13])" office:value-type="float" office:value="6987801.7" calcext:value-type="float">
            <text:p>6987801.7</text:p>
          </table:table-cell>
          <table:table-cell table:style-name="ce8" table:formula="of:=AVERAGE([.E4:.E13])" office:value-type="float" office:value="6454326.1" calcext:value-type="float">
            <text:p>6454326.1</text:p>
          </table:table-cell>
          <table:table-cell table:style-name="ce8" table:formula="of:=AVERAGE([.F4:.F13])" office:value-type="float" office:value="3416466" calcext:value-type="float">
            <text:p>3416466</text:p>
          </table:table-cell>
          <table:table-cell table:style-name="ce8" table:formula="of:=AVERAGE([.G4:.G13])" office:value-type="float" office:value="3130218.8" calcext:value-type="float">
            <text:p>3130218.8</text:p>
          </table:table-cell>
          <table:table-cell table:style-name="ce8" table:formula="of:=AVERAGE([.H4:.H13])" office:value-type="float" office:value="2304937.5" calcext:value-type="float">
            <text:p>2304937.5</text:p>
          </table:table-cell>
          <table:table-cell table:style-name="ce8" table:formula="of:=AVERAGE([.I4:.I13])" office:value-type="float" office:value="2596803.2" calcext:value-type="float">
            <text:p>2596803.2</text:p>
          </table:table-cell>
          <table:table-cell table:style-name="ce8" table:formula="of:=AVERAGE([.J4:.J13])" office:value-type="float" office:value="3129378.5" calcext:value-type="float">
            <text:p>3129378.5</text:p>
          </table:table-cell>
          <table:table-cell table:style-name="ce8" table:formula="of:=AVERAGE([.K4:.K13])" office:value-type="float" office:value="4812880.1" calcext:value-type="float">
            <text:p>4812880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style-name="ce8"/>
          <table:table-cell table:style-name="ce8" table:formula="of:=[.$A14]/[.B14]" office:value-type="float" office:value="0.75476565395089" calcext:value-type="float">
            <text:p>0.75476565395089</text:p>
          </table:table-cell>
          <table:table-cell table:style-name="ce8" table:formula="of:=[.$A14]/[.C14]" office:value-type="float" office:value="0.734094424677067" calcext:value-type="float">
            <text:p>0.734094424677067</text:p>
          </table:table-cell>
          <table:table-cell table:style-name="ce8" table:formula="of:=[.$A14]/[.D14]" office:value-type="float" office:value="1.90711373506778" calcext:value-type="float">
            <text:p>1.90711373506778</text:p>
          </table:table-cell>
          <table:table-cell table:style-name="ce8" table:formula="of:=[.$A14]/[.E14]" office:value-type="float" office:value="2.0647442341037" calcext:value-type="float">
            <text:p>2.0647442341037</text:p>
          </table:table-cell>
          <table:table-cell table:style-name="ce8" table:formula="of:=[.$A14]/[.F14]" office:value-type="float" office:value="3.90067765931228" calcext:value-type="float">
            <text:p>3.90067765931228</text:p>
          </table:table-cell>
          <table:table-cell table:style-name="ce8" table:formula="of:=[.$A14]/[.G14]" office:value-type="float" office:value="4.25738053838281" calcext:value-type="float">
            <text:p>4.25738053838281</text:p>
          </table:table-cell>
          <table:table-cell table:style-name="ce8" table:formula="of:=[.$A14]/[.H14]" office:value-type="float" office:value="5.78173273678787" calcext:value-type="float">
            <text:p>5.78173273678787</text:p>
          </table:table-cell>
          <table:table-cell table:style-name="ce8" table:formula="of:=[.$A14]/[.I14]" office:value-type="float" office:value="5.13189932914439" calcext:value-type="float">
            <text:p>5.13189932914439</text:p>
          </table:table-cell>
          <table:table-cell table:style-name="ce8" table:formula="of:=[.$A14]/[.J14]" office:value-type="float" office:value="4.2585237292325" calcext:value-type="float">
            <text:p>4.2585237292325</text:p>
          </table:table-cell>
          <table:table-cell table:style-name="ce8" table:formula="of:=[.$A14]/[.K14]" office:value-type="float" office:value="2.76893093596909" calcext:value-type="float">
            <text:p>2.7689309359690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/>
          <table:table-cell table:style-name="ce8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2"/>
          <table:table-cell table:style-name="ce8" table:number-columns-repeated="2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style-name="ce8" table:number-columns-repeated="1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8" table:number-columns-repeated="1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style-name="ce8"/>
          <table:table-cell table:number-columns-repeated="10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8"/>
          <table:table-cell/>
          <table:table-cell table:style-name="ce8"/>
          <table:table-cell table:number-columns-repeated="100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4:33:37.241273887</meta:creation-date>
    <dc:date>2022-06-27T11:47:18.499843657</dc:date>
    <meta:editing-duration>PT4H26M45S</meta:editing-duration>
    <meta:editing-cycles>17</meta:editing-cycles>
    <meta:generator>LibreOffice/7.3.4.2$Linux_X86_64 LibreOffice_project/8cb1c265a8f71ce63e37a2ff337b4f2ebc525cbc</meta:generator>
    <meta:document-statistic meta:table-count="5" meta:cell-count="1234" meta:object-count="0"/>
  </office:meta>
</office:document-meta>
</file>